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2000001AE00000014107EF8999C47B589.gif" manifest:media-type="image/gif"/>
  <manifest:file-entry manifest:full-path="Pictures/10000002000001AE00000014EA5ABFFEB462E26E.gif" manifest:media-type="image/gif"/>
  <manifest:file-entry manifest:full-path="Pictures/10000002000001AE0000001437EA1B9D571AFAD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Menlo1" svg:font-family="Menlo, Monaco, Consolas"/>
    <style:font-face style:name="Menlo" svg:font-family="Menlo, Monaco, Consolas, 'Courier New', monospace"/>
    <style:font-face style:name="Microsoft Yahei" svg:font-family="'Microsoft Yahei', 'Helvetica Neue', Tahoma, Simsun, Arial, Helvetica, STHeiti"/>
    <style:font-face style:name="Monaco" svg:font-family="Monaco, Consolas, 'Lucida Console', 'Courier New', serif"/>
    <style:font-face style:name="SFMono-Regular" svg:font-family="SFMono-Regular, Consolas, 'Liberation Mono', Menlo, Courier, monospace"/>
    <style:font-face style:name="Tahoma" svg:font-family="Tahoma, sans-serif"/>
    <style:font-face style:name="courier new" svg:font-family="'courier new'"/>
    <style:font-face style:name="inherit" svg:font-family="inherit"/>
    <style:font-face style:name="宋体" svg:font-family="宋体"/>
    <style:font-face style:name="微软雅黑" svg:font-family="微软雅黑"/>
    <style:font-face style:name="黑体" svg:font-family="黑体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529cm" fo:margin-bottom="0.529cm" loext:contextual-spacing="false" style:line-height-at-least="0.529cm" fo:text-indent="0cm" style:auto-text-indent="false" fo:padding="0.049cm" fo:border="0.06pt solid #272822"/>
      <style:text-properties fo:font-variant="normal" fo:text-transform="none" fo:color="#666666" style:font-name="courier new" fo:font-size="10.5pt" fo:font-style="normal" fo:font-weight="normal"/>
    </style:style>
    <style:style style:name="P2" style:family="paragraph" style:parent-style-name="Preformatted_20_Text">
      <style:paragraph-properties fo:margin-left="0cm" fo:margin-right="0cm" fo:margin-top="0.529cm" fo:margin-bottom="0.529cm" loext:contextual-spacing="false" style:line-height-at-least="0.529cm" fo:text-indent="0cm" style:auto-text-indent="false" fo:padding="0.049cm" fo:border="0.06pt solid #272822"/>
      <style:text-properties fo:font-variant="normal" fo:text-transform="none" fo:color="#66d9ef" style:font-name="courier new" fo:font-size="10.5pt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5" style:family="paragraph" style:parent-style-name="Standard">
      <style:text-properties officeooo:paragraph-rsid="0006807a"/>
    </style:style>
    <style:style style:name="P6" style:family="paragraph" style:parent-style-name="Standard">
      <style:paragraph-properties fo:margin-left="0cm" fo:margin-right="0cm" fo:margin-top="0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444444" fo:letter-spacing="normal"/>
    </style:style>
    <style:style style:name="P7" style:family="paragraph" style:parent-style-name="Text_20_body">
      <style:paragraph-properties fo:text-align="start" style:justify-single-word="false" fo:orphans="2" fo:widows="2"/>
      <style:text-properties fo:font-variant="normal" fo:text-transform="none" fo:color="#444444" style:font-name="Microsoft Yahei" fo:font-size="10.5pt" fo:letter-spacing="normal" fo:font-style="normal" fo:font-weight="normal"/>
    </style:style>
    <style:style style:name="P8" style:family="paragraph" style:parent-style-name="Text_20_body">
      <style:paragraph-properties fo:text-align="start" style:justify-single-word="false" fo:orphans="2" fo:widows="2"/>
      <style:text-properties fo:font-variant="normal" fo:text-transform="none" fo:color="#444444" style:font-name="宋体" fo:font-size="12pt" fo:letter-spacing="normal" fo:font-style="normal" fo:font-weight="normal"/>
    </style:style>
    <style:style style:name="P9" style:family="paragraph" style:parent-style-name="Text_20_body">
      <style:paragraph-properties fo:text-align="start" style:justify-single-word="false" fo:orphans="2" fo:widows="2"/>
      <style:text-properties fo:font-variant="normal" fo:text-transform="none" fo:color="#444444" style:font-name="黑体" fo:font-size="14pt" fo:letter-spacing="normal" fo:font-style="normal" fo:font-weight="normal"/>
    </style:style>
    <style:style style:name="P10" style:family="paragraph" style:parent-style-name="Text_20_body">
      <style:paragraph-properties fo:text-align="start" style:justify-single-word="false" fo:orphans="2" fo:widows="2"/>
      <style:text-properties fo:font-variant="normal" fo:text-transform="none" fo:color="#c7254e" fo:letter-spacing="normal"/>
    </style:style>
    <style:style style:name="P11" style:family="paragraph" style:parent-style-name="Text_20_body">
      <style:paragraph-properties fo:text-align="start" style:justify-single-word="false" fo:orphans="2" fo:widows="2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orphans="2" fo:widows="2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444444" style:font-name="Microsoft Yahei" fo:font-size="10.5pt" fo:letter-spacing="normal" fo:font-style="normal" fo:font-weight="normal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444444" style:font-name="Microsoft Yahei" fo:font-size="14pt" fo:letter-spacing="normal" fo:font-style="normal" fo:font-weight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444444" fo:letter-spacing="normal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c7254e" fo:letter-spacing="normal"/>
    </style:style>
    <style:style style:name="P18" style:family="paragraph" style:parent-style-name="Text_20_body">
      <style:paragraph-properties fo:margin-left="0cm" fo:margin-right="0.529cm" fo:text-indent="0cm" style:auto-text-indent="false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Microsoft Yahei" fo:font-size="10.5pt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fo:letter-spacing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黑体" fo:font-size="10.5pt" fo:letter-spacing="normal" fo:font-style="normal" fo:font-weight="normal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.529cm" loext:contextual-spacing="false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ff0000" fo:letter-spacing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0000" fo:letter-spacing="normal" style:font-name-asian="宋体" style:font-size-asian="24pt" style:font-style-asian="normal" style:font-weight-asian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fo:letter-spacing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44444" fo:letter-spacing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fo:letter-spacing="normal" style:font-name-asian="Microsoft Yahei" style:font-size-asian="10.5pt" style:font-style-asian="normal" style:font-weight-asian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fo:letter-spacing="normal" style:font-name-asian="黑体" style:font-size-asian="14pt" style:font-style-asian="normal" style:font-weight-asian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fo:letter-spacing="normal" style:font-name-asian="宋体" style:font-size-asian="24pt" style:font-style-asian="normal" style:font-weight-asian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44444" style:font-name="Microsoft Yahei" fo:font-size="14pt" fo:letter-spacing="normal" fo:font-style="normal" fo:font-weight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style:font-name="Tahoma" fo:font-size="10.5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44444" style:font-name="黑体" fo:font-size="10.5pt" fo:letter-spacing="normal" fo:font-style="normal" fo:font-weight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style:font-name="黑体" fo:font-size="10.5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style:font-name="黑体" fo:font-size="14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style:font-name="宋体" fo:font-size="10.5pt" fo:letter-spacing="normal" fo:font-style="normal" fo:font-weight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style:font-name="宋体" fo:font-size="14pt" fo:letter-spacing="normal" fo:font-style="normal" fo:font-weight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ff" fo:letter-spacing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42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43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44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45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46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47" style:family="paragraph" style:parent-style-name="Text_20_body" style:list-style-name="L8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48" style:family="paragraph" style:parent-style-name="Text_20_body" style:list-style-name="L10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49" style:family="paragraph" style:parent-style-name="Text_20_body" style:list-style-name="L11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50" style:family="paragraph" style:parent-style-name="Text_20_body" style:list-style-name="L12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51" style:family="paragraph" style:parent-style-name="Text_20_body" style:list-style-name="L13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52" style:family="paragraph" style:parent-style-name="Text_20_body" style:list-style-name="L14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53" style:family="paragraph" style:parent-style-name="Text_20_body" style:list-style-name="L15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54" style:family="paragraph" style:parent-style-name="Text_20_body" style:list-style-name="L16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55" style:family="paragraph" style:parent-style-name="Text_20_body" style:list-style-name="L17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Monaco" fo:font-size="9pt"/>
    </style:style>
    <style:style style:name="P56" style:family="paragraph" style:parent-style-name="Text_20_body" style:list-style-name="L18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57" style:family="paragraph" style:parent-style-name="Text_20_body" style:list-style-name="L19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58" style:family="paragraph" style:parent-style-name="Text_20_body" style:list-style-name="L20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59" style:family="paragraph" style:parent-style-name="Text_20_body" style:list-style-name="L21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60" style:family="paragraph" style:parent-style-name="Text_20_body" style:list-style-name="L22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Monaco" fo:font-size="9pt"/>
    </style:style>
    <style:style style:name="P6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style:font-name="Monaco" fo:font-size="9pt" fo:letter-spacing="normal" fo:font-style="normal" fo:font-weight="normal" fo:background-color="#f7f7f7" loext:padding-left="0.265cm" loext:padding-right="0.049cm" loext:padding-top="0.265cm" loext:padding-bottom="0.132cm" loext:border="0.06pt solid #eceaea"/>
    </style:style>
    <style:style style:name="P62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style:font-name="Monaco" fo:font-size="9pt" fo:letter-spacing="normal" fo:font-style="normal" fo:font-weight="normal" fo:background-color="#f7f7f7" loext:padding-left="0.265cm" loext:padding-right="0.049cm" loext:padding-top="0.265cm" loext:padding-bottom="0.132cm" loext:border="0.06pt solid #eceaea"/>
    </style:style>
    <style:style style:name="P63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style:font-name="Monaco" fo:font-size="9pt" fo:letter-spacing="normal" fo:font-style="normal" fo:font-weight="normal" fo:background-color="#f7f7f7" loext:padding-left="0.265cm" loext:padding-right="0.049cm" loext:padding-top="0.265cm" loext:padding-bottom="0.132cm" loext:border="0.06pt solid #eceaea"/>
    </style:style>
    <style:style style:name="P64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style:font-name="Monaco" fo:font-size="9pt" fo:letter-spacing="normal" fo:font-style="normal" fo:font-weight="normal" fo:background-color="#f7f7f7" loext:padding-left="0.265cm" loext:padding-right="0.049cm" loext:padding-top="0.265cm" loext:padding-bottom="0.132cm" loext:border="0.06pt solid #eceaea"/>
    </style:style>
    <style:style style:name="P65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style:font-name="Monaco" fo:font-size="9pt" fo:letter-spacing="normal" fo:font-style="normal" fo:font-weight="normal" fo:background-color="#f7f7f7" loext:padding-left="0.265cm" loext:padding-right="0.049cm" loext:padding-top="0.265cm" loext:padding-bottom="0.132cm" loext:border="0.06pt solid #eceaea"/>
    </style:style>
    <style:style style:name="P66" style:family="paragraph" style:parent-style-name="Text_20_body" style:list-style-name="L19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style:font-name="Monaco" fo:font-size="9pt" fo:letter-spacing="normal" fo:font-style="normal" fo:font-weight="normal" fo:background-color="#f7f7f7" loext:padding-left="0.265cm" loext:padding-right="0.049cm" loext:padding-top="0.265cm" loext:padding-bottom="0.132cm" loext:border="0.06pt solid #eceaea"/>
    </style:style>
    <style:style style:name="P67" style:family="paragraph" style:parent-style-name="Text_20_body" style:list-style-name="L20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style:font-name="Monaco" fo:font-size="9pt" fo:letter-spacing="normal" fo:font-style="normal" fo:font-weight="normal" fo:background-color="#f7f7f7" loext:padding-left="0.265cm" loext:padding-right="0.049cm" loext:padding-top="0.265cm" loext:padding-bottom="0.132cm" loext:border="0.06pt solid #eceaea"/>
    </style:style>
    <style:style style:name="P68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fo:letter-spacing="normal" fo:background-color="#f7f7f7" loext:padding-left="0.265cm" loext:padding-right="0.049cm" loext:padding-top="0.265cm" loext:padding-bottom="0.132cm" loext:border="0.06pt solid #eceaea"/>
    </style:style>
    <style:style style:name="P69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fo:letter-spacing="normal" fo:background-color="#f7f7f7" loext:padding-left="0.265cm" loext:padding-right="0.049cm" loext:padding-top="0.265cm" loext:padding-bottom="0.132cm" loext:border="0.06pt solid #eceaea"/>
    </style:style>
    <style:style style:name="P70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87817d" fo:letter-spacing="normal" fo:background-color="#f7f7f7" loext:padding-left="0.265cm" loext:padding-right="0.049cm" loext:padding-top="0.265cm" loext:padding-bottom="0.132cm" loext:border="0.06pt solid #eceaea"/>
    </style:style>
    <style:style style:name="P71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Microsoft Yahei" fo:font-size="10.5pt" fo:letter-spacing="normal" fo:font-style="normal" fo:font-weight="normal"/>
    </style:style>
    <style:style style:name="P7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3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4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5" style:family="paragraph" style:parent-style-name="Text_20_body" style:list-style-name="L9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6" style:family="paragraph" style:parent-style-name="Text_20_body" style:list-style-name="L16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7" style:family="paragraph" style:parent-style-name="Text_20_body" style:list-style-name="L20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78" style:family="paragraph" style:parent-style-name="Text_20_body">
      <style:paragraph-properties fo:margin-left="1.138cm" fo:margin-right="0cm" fo:margin-top="0.265cm" fo:margin-bottom="0.265cm" loext:contextual-spacing="false" fo:text-align="start" style:justify-single-word="false" fo:orphans="2" fo:widows="2" fo:text-indent="0cm" style:auto-text-indent="false"/>
    </style:style>
    <style:style style:name="P79" style:family="paragraph" style:parent-style-name="Text_20_body">
      <style:paragraph-properties fo:margin-left="1.138cm" fo:margin-right="0cm" fo:margin-top="0.265cm" fo:margin-bottom="0.265cm" loext:contextual-spacing="false" fo:orphans="2" fo:widows="2" fo:text-indent="0cm" style:auto-text-indent="false"/>
    </style:style>
    <style:style style:name="P80" style:family="paragraph" style:parent-style-name="Text_20_body">
      <style:paragraph-properties fo:margin-left="1.138cm" fo:margin-right="0cm" fo:margin-top="0.265cm" fo:margin-bottom="0.265cm" loext:contextual-spacing="false" fo:text-align="start" style:justify-single-word="false" fo:orphans="2" fo:widows="2" fo:text-indent="0cm" style:auto-text-indent="false"/>
      <style:text-properties fo:background-color="#f7f7f7" loext:padding-left="0.265cm" loext:padding-right="0.049cm" loext:padding-top="0.265cm" loext:padding-bottom="0.132cm" loext:border="0.06pt solid #eceaea"/>
    </style:style>
    <style:style style:name="P81" style:family="paragraph" style:parent-style-name="Heading_20_2">
      <style:paragraph-properties fo:margin-left="0cm" fo:margin-right="0cm" fo:margin-top="0.529cm" fo:margin-bottom="0.529cm" loext:contextual-spacing="false" fo:line-height="110%" fo:text-indent="0cm" style:auto-text-indent="false" fo:padding-left="0cm" fo:padding-right="0cm" fo:padding-top="0cm" fo:padding-bottom="0.265cm" fo:border-left="none" fo:border-right="none" fo:border-top="none" fo:border-bottom="0.06pt solid #eeeeee"/>
    </style:style>
    <style:style style:name="P82" style:family="paragraph" style:parent-style-name="Heading_20_2">
      <style:paragraph-properties fo:margin-left="0cm" fo:margin-right="0cm" fo:margin-top="0.529cm" fo:margin-bottom="0.529cm" loext:contextual-spacing="false" fo:line-height="110%" fo:text-indent="0cm" style:auto-text-indent="false" fo:padding-left="0cm" fo:padding-right="0cm" fo:padding-top="0cm" fo:padding-bottom="0.265cm" fo:border-left="none" fo:border-right="none" fo:border-top="none" fo:border-bottom="0.06pt solid #eeeeee"/>
      <style:text-properties style:font-name-asian="inherit" style:font-size-asian="13.5pt" style:font-weight-asian="normal"/>
    </style:style>
    <style:style style:name="P83" style:family="paragraph" style:parent-style-name="Quotations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</style:style>
    <style:style style:name="P84" style:family="paragraph" style:parent-style-name="Quotations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87817d" style:font-name="Microsoft Yahei" fo:font-size="18pt" fo:letter-spacing="normal" fo:font-style="normal" fo:font-weight="normal" fo:background-color="#f9f9f9" loext:padding="0cm" loext:border="none"/>
    </style:style>
    <style:style style:name="T1" style:family="text">
      <style:text-properties fo:color="#555555" style:text-line-through-style="none" style:text-line-through-type="none" style:text-underline-style="none" style:text-blinking="false" style:font-name-asian="inherit" style:font-size-asian="19.5pt" style:font-weight-asian="bold"/>
    </style:style>
    <style:style style:name="T2" style:family="text">
      <style:text-properties fo:color="#555555" style:text-line-through-style="none" style:text-line-through-type="none" style:font-name="inherit" fo:font-size="19.5pt" style:text-underline-style="none" fo:font-weight="bold" style:text-blinking="false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style:font-name="inherit" fo:font-size="13.5pt" fo:font-weight="normal"/>
    </style:style>
    <style:style style:name="T6" style:family="text">
      <style:text-properties style:font-name-asian="inherit" style:font-size-asian="13.5pt" style:font-weight-asian="normal"/>
    </style:style>
    <style:style style:name="T7" style:family="text">
      <style:text-properties fo:color="#999999" style:text-line-through-style="none" style:text-line-through-type="none" style:text-underline-style="none" style:text-blinking="false" style:font-size-asian="9pt"/>
    </style:style>
    <style:style style:name="T8" style:family="text">
      <style:text-properties fo:color="#999999" style:text-line-through-style="none" style:text-line-through-type="none" fo:font-size="9pt" style:text-underline-style="none" style:text-blinking="false"/>
    </style:style>
    <style:style style:name="T9" style:family="text">
      <style:text-properties fo:color="#999999" fo:font-size="9pt"/>
    </style:style>
    <style:style style:name="T10" style:family="text">
      <style:text-properties fo:color="#999999" style:font-size-asian="9pt"/>
    </style:style>
    <style:style style:name="T11" style:family="text">
      <style:text-properties fo:color="#66d9ef"/>
    </style:style>
    <style:style style:name="T12" style:family="text">
      <style:text-properties fo:color="#f8f8f2"/>
    </style:style>
    <style:style style:name="T13" style:family="text">
      <style:text-properties fo:color="#ae81ff"/>
    </style:style>
    <style:style style:name="T14" style:family="text">
      <style:text-properties fo:color="#c7254e" style:font-name="Menlo" fo:font-size="9.75pt" fo:background-color="#f9f2f4" loext:char-shading-value="0" loext:padding="0cm" loext:border="none"/>
    </style:style>
    <style:style style:name="T15" style:family="text">
      <style:text-properties fo:color="#c7254e" fo:background-color="#f9f2f4" loext:char-shading-value="0" style:font-name-asian="Menlo" style:font-size-asian="9.75pt" loext:padding="0cm" loext:border="none"/>
    </style:style>
    <style:style style:name="T16" style:family="text">
      <style:text-properties fo:color="#c7254e" style:font-name="Consolas" fo:font-size="11pt"/>
    </style:style>
    <style:style style:name="T17" style:family="text">
      <style:text-properties fo:color="#c7254e" style:font-name="Consolas" fo:font-size="11pt" fo:font-style="normal" fo:font-weight="normal"/>
    </style:style>
    <style:style style:name="T18" style:family="text">
      <style:text-properties fo:color="#4caf50" style:text-underline-style="solid" style:text-underline-width="auto" style:text-underline-color="font-color"/>
    </style:style>
    <style:style style:name="T19" style:family="text">
      <style:text-properties fo:color="#e6db74"/>
    </style:style>
    <style:style style:name="T20" style:family="text">
      <style:text-properties fo:color="#93a1a1"/>
    </style:style>
    <style:style style:name="T21" style:family="text">
      <style:text-properties fo:color="#f92659"/>
    </style:style>
    <style:style style:name="T22" style:family="text">
      <style:text-properties fo:color="#a6e22e"/>
    </style:style>
    <style:style style:name="T23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87817d" style:font-name="Microsoft Yahei" fo:font-size="14pt" fo:letter-spacing="normal" fo:font-style="normal" fo:font-weight="normal" fo:background-color="#f9f9f9" loext:char-shading-value="0" loext:padding="0cm" loext:border="none"/>
    </style:style>
    <style:style style:name="T25" style:family="text">
      <style:text-properties fo:font-variant="normal" fo:text-transform="none" fo:color="#87817d" fo:letter-spacing="normal" fo:background-color="#f9f9f9" loext:char-shading-value="0" style:font-name-asian="Microsoft Yahei" style:font-size-asian="14pt" style:font-style-asian="normal" style:font-weight-asian="normal" loext:padding="0cm" loext:border="none"/>
    </style:style>
    <style:style style:name="T26" style:family="text">
      <style:text-properties fo:font-variant="normal" fo:text-transform="none" fo:color="#eb0028" fo:letter-spacing="normal" style:text-underline-style="solid" style:text-underline-width="auto" style:text-underline-color="font-color" fo:background-color="#f9f9f9" loext:char-shading-value="0" style:font-name-asian="Microsoft Yahei" style:font-size-asian="14pt" style:font-style-asian="normal" style:font-weight-asian="normal" loext:padding="0cm" loext:border="none"/>
    </style:style>
    <style:style style:name="T27" style:family="text">
      <style:text-properties fo:font-variant="normal" fo:text-transform="none" fo:color="#eb0028" style:font-name="Microsoft Yahei" fo:font-size="14pt" fo:letter-spacing="normal" fo:font-style="normal" style:text-underline-style="solid" style:text-underline-width="auto" style:text-underline-color="font-color" fo:font-weight="normal" fo:background-color="#f9f9f9" loext:char-shading-value="0" loext:padding="0cm" loext:border="none"/>
    </style:style>
    <style:style style:name="T28" style:family="text">
      <style:text-properties fo:font-variant="normal" fo:text-transform="none" fo:color="#eb0028" style:font-name="Microsoft Yahei" fo:font-size="14pt" fo:letter-spacing="normal" fo:font-style="normal" fo:font-weight="normal" fo:background-color="#f7f7f7" loext:char-shading-value="0" style:font-name-asian="Microsoft Yahei" style:font-size-asian="9pt" style:font-style-asian="normal" style:font-weight-asian="normal" style:font-name-complex="Microsoft Yahei" style:font-size-complex="14pt" style:font-style-complex="normal" style:font-weight-complex="normal" loext:padding-left="0.265cm" loext:padding-right="0.049cm" loext:padding-top="0.265cm" loext:padding-bottom="0.132cm" loext:border="0.06pt solid #eceaea"/>
    </style:style>
    <style:style style:name="T29" style:family="text">
      <style:text-properties fo:font-variant="normal" fo:text-transform="none" fo:color="#eb0028" style:font-name="Microsoft Yahei" fo:font-size="10.5pt" fo:letter-spacing="normal" fo:font-style="normal" fo:font-weight="normal" fo:background-color="#f7f7f7" loext:char-shading-value="0" style:font-name-asian="Microsoft Yahei" style:font-size-asian="9pt" style:font-style-asian="normal" style:font-weight-asian="normal" style:font-name-complex="Microsoft Yahei" style:font-size-complex="10.5pt" style:font-style-complex="normal" style:font-weight-complex="normal" loext:padding-left="0.265cm" loext:padding-right="0.049cm" loext:padding-top="0.265cm" loext:padding-bottom="0.132cm" loext:border="0.06pt solid #eceaea"/>
    </style:style>
    <style:style style:name="T30" style:family="text">
      <style:text-properties fo:font-variant="normal" fo:text-transform="none" fo:color="#eb0028" style:font-name="宋体" fo:font-size="12pt" fo:letter-spacing="normal" fo:font-style="normal" fo:font-weight="normal" fo:background-color="#f7f7f7" loext:char-shading-value="0" style:font-name-asian="宋体" style:font-size-asian="9pt" style:font-style-asian="normal" style:font-weight-asian="normal" style:font-name-complex="宋体" style:font-size-complex="12pt" style:font-style-complex="normal" style:font-weight-complex="normal" loext:padding-left="0.265cm" loext:padding-right="0.049cm" loext:padding-top="0.265cm" loext:padding-bottom="0.132cm" loext:border="0.06pt solid #eceaea"/>
    </style:style>
    <style:style style:name="T31" style:family="text">
      <style:text-properties fo:font-variant="normal" fo:text-transform="none" fo:color="#eb0028" style:font-name="Tahoma" fo:font-size="10.5pt" fo:letter-spacing="normal" fo:font-style="normal" fo:font-weight="normal" fo:background-color="#f7f7f7" loext:char-shading-value="0" style:font-name-asian="Tahoma" style:font-size-asian="9pt" style:font-style-asian="normal" style:font-weight-asian="normal" style:font-name-complex="Tahoma" style:font-size-complex="10.5pt" style:font-style-complex="normal" style:font-weight-complex="normal" loext:padding-left="0.265cm" loext:padding-right="0.049cm" loext:padding-top="0.265cm" loext:padding-bottom="0.132cm" loext:border="0.06pt solid #eceaea"/>
    </style:style>
    <style:style style:name="T32" style:family="text">
      <style:text-properties fo:font-variant="normal" fo:text-transform="none" fo:color="#eb0028" style:font-name="黑体" fo:font-size="14pt" fo:letter-spacing="normal" fo:font-style="normal" fo:font-weight="normal" fo:background-color="#f7f7f7" loext:char-shading-value="0" style:font-name-asian="黑体" style:font-size-asian="9pt" style:font-style-asian="normal" style:font-weight-asian="normal" style:font-name-complex="黑体" style:font-size-complex="14pt" style:font-style-complex="normal" style:font-weight-complex="normal" loext:padding-left="0.265cm" loext:padding-right="0.049cm" loext:padding-top="0.265cm" loext:padding-bottom="0.132cm" loext:border="0.06pt solid #eceaea"/>
    </style:style>
    <style:style style:name="T33" style:family="text">
      <style:text-properties fo:font-variant="normal" fo:text-transform="none" fo:color="#eb0028" style:font-name="黑体" fo:font-size="14pt" fo:letter-spacing="normal" fo:font-style="normal" style:text-underline-style="solid" style:text-underline-width="auto" style:text-underline-color="font-color" fo:font-weight="normal"/>
    </style:style>
    <style:style style:name="T34" style:family="text">
      <style:text-properties fo:font-variant="normal" fo:text-transform="none" fo:color="#eb0028" style:font-name="黑体" fo:font-size="14pt" fo:letter-spacing="normal" fo:font-style="normal" style:text-underline-style="solid" style:text-underline-width="auto" style:text-underline-color="font-color" fo:font-weight="bold"/>
    </style:style>
    <style:style style:name="T35" style:family="text">
      <style:text-properties fo:font-variant="normal" fo:text-transform="none" fo:color="#eb0028" style:font-name="黑体" fo:font-size="13.5pt" fo:letter-spacing="normal" fo:font-style="normal" fo:font-weight="bold" style:font-name-asian="黑体" style:font-size-asian="9pt" style:font-style-asian="normal" style:font-weight-asian="bold" style:font-name-complex="黑体" style:font-size-complex="13.5pt" style:font-style-complex="normal" style:font-weight-complex="bold"/>
    </style:style>
    <style:style style:name="T36" style:family="text">
      <style:text-properties fo:font-variant="normal" fo:text-transform="none" fo:color="#444444" style:font-name="Microsoft Yahei" fo:font-size="14pt" fo:letter-spacing="normal" fo:font-style="normal" fo:font-weight="normal"/>
    </style:style>
    <style:style style:name="T37" style:family="text">
      <style:text-properties fo:font-variant="normal" fo:text-transform="none" fo:color="#444444" style:font-name="Microsoft Yahei" fo:font-size="10.5pt" fo:letter-spacing="normal" fo:font-style="normal" fo:font-weight="normal"/>
    </style:style>
    <style:style style:name="T38" style:family="text">
      <style:text-properties fo:font-variant="normal" fo:text-transform="none" fo:color="#444444" style:font-name="黑体" fo:font-size="14pt" fo:letter-spacing="normal" fo:font-style="normal" fo:font-weight="normal"/>
    </style:style>
    <style:style style:name="T39" style:family="text">
      <style:text-properties fo:font-variant="normal" fo:text-transform="none" fo:color="#444444" style:font-name="黑体" fo:font-size="13.5pt" fo:letter-spacing="normal" fo:font-style="normal" fo:font-weight="bold"/>
    </style:style>
    <style:style style:name="T40" style:family="text">
      <style:text-properties fo:font-variant="normal" fo:text-transform="none" fo:color="#444444" fo:letter-spacing="normal"/>
    </style:style>
    <style:style style:name="T41" style:family="text">
      <style:text-properties fo:font-variant="normal" fo:text-transform="none" fo:color="#444444" fo:letter-spacing="normal" style:font-name-asian="Microsoft Yahei" style:font-size-asian="10.5pt" style:font-style-asian="normal" style:font-weight-asian="normal"/>
    </style:style>
    <style:style style:name="T42" style:family="text">
      <style:text-properties fo:font-variant="normal" fo:text-transform="none" fo:color="#444444" fo:letter-spacing="normal" style:font-name-asian="Microsoft Yahei" style:font-size-asian="18pt" style:font-style-asian="normal" style:font-weight-asian="normal"/>
    </style:style>
    <style:style style:name="T43" style:family="text">
      <style:text-properties fo:font-variant="normal" fo:text-transform="none" fo:color="#444444" fo:letter-spacing="normal" style:font-name-asian="黑体" style:font-size-asian="14pt" style:font-style-asian="normal" style:font-weight-asian="normal"/>
    </style:style>
    <style:style style:name="T44" style:family="text">
      <style:text-properties fo:font-variant="normal" fo:text-transform="none" fo:color="#444444" style:font-name="Tahoma" fo:font-size="10.5pt" fo:letter-spacing="normal" fo:font-style="normal" fo:font-weight="normal"/>
    </style:style>
    <style:style style:name="T45" style:family="text">
      <style:text-properties fo:font-variant="normal" fo:text-transform="none" fo:color="#ff0000" fo:letter-spacing="normal" style:font-name-asian="Microsoft Yahei" style:font-size-asian="10.5pt" style:font-style-asian="normal" style:font-weight-asian="bold"/>
    </style:style>
    <style:style style:name="T46" style:family="text">
      <style:text-properties fo:font-variant="normal" fo:text-transform="none" fo:color="#ff0000" fo:letter-spacing="normal" style:font-name-asian="Microsoft Yahei" style:font-size-asian="18pt" style:font-style-asian="normal" style:font-weight-asian="bold"/>
    </style:style>
    <style:style style:name="T47" style:family="text">
      <style:text-properties fo:font-variant="normal" fo:text-transform="none" fo:color="#ff0000" fo:letter-spacing="normal" style:font-name-asian="黑体" style:font-size-asian="24pt" style:font-style-asian="normal" style:font-weight-asian="normal"/>
    </style:style>
    <style:style style:name="T48" style:family="text">
      <style:text-properties fo:font-variant="normal" fo:text-transform="none" fo:color="#ff0000" fo:letter-spacing="normal" style:font-name-asian="黑体" style:font-size-asian="24pt" style:font-style-asian="normal" style:font-weight-asian="bold"/>
    </style:style>
    <style:style style:name="T49" style:family="text">
      <style:text-properties fo:font-variant="normal" fo:text-transform="none" fo:color="#ff0000" fo:letter-spacing="normal" style:font-name-asian="黑体" style:font-size-asian="14pt" style:font-style-asian="normal" style:font-weight-asian="normal"/>
    </style:style>
    <style:style style:name="T50" style:family="text">
      <style:text-properties fo:font-variant="normal" fo:text-transform="none" fo:color="#ff0000" fo:letter-spacing="normal" style:font-name-asian="黑体" style:font-size-asian="14pt" style:font-style-asian="normal" style:font-weight-asian="bold"/>
    </style:style>
    <style:style style:name="T51" style:family="text">
      <style:text-properties fo:font-variant="normal" fo:text-transform="none" fo:color="#ff0000" fo:letter-spacing="normal" style:font-name-asian="宋体" style:font-size-asian="24pt" style:font-style-asian="normal" style:font-weight-asian="bold"/>
    </style:style>
    <style:style style:name="T52" style:family="text">
      <style:text-properties fo:font-variant="normal" fo:text-transform="none" fo:color="#ff0000" fo:letter-spacing="normal" style:font-name-asian="宋体" style:font-size-asian="13.5pt" style:font-style-asian="normal" style:font-weight-asian="bold"/>
    </style:style>
    <style:style style:name="T53" style:family="text">
      <style:text-properties fo:font-variant="normal" fo:text-transform="none" fo:color="#ff0000" style:font-name="Consolas" fo:font-size="18pt" fo:letter-spacing="normal" fo:font-style="normal" fo:font-weight="normal"/>
    </style:style>
    <style:style style:name="T54" style:family="text">
      <style:text-properties fo:font-variant="normal" fo:text-transform="none" fo:color="#ff0000" style:font-name="黑体" fo:font-size="18pt" fo:letter-spacing="normal" fo:font-style="normal" fo:font-weight="normal" fo:background-color="#f7f7f7" loext:char-shading-value="0"/>
    </style:style>
    <style:style style:name="T55" style:family="text">
      <style:text-properties fo:font-variant="normal" fo:text-transform="none" fo:color="#ff0000" style:font-name="黑体" fo:font-size="14pt" fo:letter-spacing="normal" fo:font-style="normal" fo:font-weight="bold"/>
    </style:style>
    <style:style style:name="T56" style:family="text">
      <style:text-properties fo:font-variant="normal" fo:text-transform="none" fo:color="#ff0000" style:font-name="Tahoma" fo:font-size="24pt" fo:letter-spacing="normal" fo:font-style="normal" fo:font-weight="bold"/>
    </style:style>
    <style:style style:name="T57" style:family="text">
      <style:text-properties fo:font-variant="normal" fo:text-transform="none" fo:color="#ff0000" style:font-name="宋体" fo:font-size="13.5pt" fo:letter-spacing="normal" fo:font-style="normal" fo:font-weight="bold"/>
    </style:style>
    <style:style style:name="T58" style:family="text">
      <style:text-properties fo:font-variant="normal" fo:text-transform="none" fo:color="#0000ff" style:font-name="黑体" fo:font-size="14pt" fo:letter-spacing="normal" fo:font-style="normal" fo:font-weight="bold"/>
    </style:style>
    <style:style style:name="T59" style:family="text">
      <style:text-properties fo:font-variant="normal" fo:text-transform="none" fo:color="#0000ff" style:font-name="黑体" fo:font-size="13.5pt" fo:letter-spacing="normal" fo:font-style="normal" fo:font-weight="bold"/>
    </style:style>
    <style:style style:name="T60" style:family="text">
      <style:text-properties fo:font-variant="normal" fo:text-transform="none" fo:color="#0000ff" fo:letter-spacing="normal" style:font-name-asian="黑体" style:font-size-asian="14pt" style:font-style-asian="normal" style:font-weight-asian="bold"/>
    </style:style>
    <style:style style:name="T61" style:family="text">
      <style:text-properties fo:font-variant="normal" fo:text-transform="none" fo:color="#0000ff" fo:letter-spacing="normal" style:font-name-asian="黑体" style:font-size-asian="13.5pt" style:font-style-asian="normal" style:font-weight-asian="bold"/>
    </style:style>
    <style:style style:name="T62" style:family="text">
      <style:text-properties fo:font-variant="normal" fo:text-transform="none" fo:color="#0000ff" fo:letter-spacing="normal" style:font-name-asian="宋体" style:font-size-asian="13.5pt" style:font-style-asian="normal" style:font-weight-asian="bold"/>
    </style:style>
    <style:style style:name="T63" style:family="text">
      <style:text-properties fo:font-variant="normal" fo:text-transform="none" fo:color="#0000ff" style:font-name="宋体" fo:font-size="13.5pt" fo:letter-spacing="normal" fo:font-style="normal" fo:font-weight="bold"/>
    </style:style>
    <style:style style:name="T64" style:family="text">
      <style:text-properties fo:font-variant="normal" fo:text-transform="none" fo:color="#c7254e" style:font-name="Microsoft Yahei" fo:font-size="18pt" fo:letter-spacing="normal" fo:font-style="normal" fo:font-weight="normal"/>
    </style:style>
    <style:style style:name="T65" style:family="text">
      <style:text-properties fo:font-variant="normal" fo:text-transform="none" fo:color="#c7254e" fo:letter-spacing="normal" style:font-name-asian="Microsoft Yahei" style:font-size-asian="18pt" style:font-style-asian="normal" style:font-weight-asian="normal"/>
    </style:style>
    <style:style style:name="T66" style:family="text">
      <style:text-properties fo:font-variant="normal" fo:text-transform="none" fo:color="#c7254e" style:font-name="Consolas" fo:font-size="11pt" fo:letter-spacing="normal" fo:font-style="normal" fo:font-weight="normal"/>
    </style:style>
    <style:style style:name="T67" style:family="text">
      <style:text-properties fo:font-variant="normal" fo:text-transform="none" fo:color="#000000" fo:letter-spacing="normal" style:font-name-asian="Consolas" style:font-size-asian="18pt" style:font-style-asian="normal" style:font-weight-asian="normal"/>
    </style:style>
    <style:style style:name="T68" style:family="text">
      <style:text-properties fo:font-variant="normal" fo:text-transform="none" fo:color="#9932cc" style:font-name="黑体" fo:font-size="18pt" fo:letter-spacing="normal" fo:font-style="normal" fo:font-weight="normal" fo:background-color="#f7f7f7" loext:char-shading-value="0"/>
    </style:style>
    <style:style style:name="T69" style:family="text">
      <style:text-properties fo:font-variant="normal" fo:text-transform="none" fo:color="#9932cc" fo:letter-spacing="normal" fo:background-color="#f7f7f7" loext:char-shading-value="0" style:font-name-asian="黑体" style:font-size-asian="18pt" style:font-style-asian="normal" style:font-weight-asian="normal"/>
    </style:style>
    <style:style style:name="T70" style:family="text">
      <style:text-properties style:font-name="Microsoft Yahei" fo:font-size="10.5pt" fo:font-style="normal" fo:font-weight="normal"/>
    </style:style>
    <style:style style:name="T71" style:family="text">
      <style:text-properties style:font-name="Microsoft Yahei" fo:font-size="14pt" fo:font-style="normal" fo:font-weight="normal"/>
    </style:style>
    <style:style style:name="T72" style:family="text">
      <style:text-properties style:font-name="Microsoft Yahei" fo:font-size="18pt" fo:font-style="normal" fo:font-weight="normal"/>
    </style:style>
    <style:style style:name="T73" style:family="text">
      <style:text-properties style:font-name="黑体"/>
    </style:style>
    <style:style style:name="T74" style:family="text">
      <style:text-properties style:font-name="黑体" fo:font-size="36pt" fo:font-style="normal" fo:font-weight="normal"/>
    </style:style>
    <style:style style:name="T75" style:family="text">
      <style:text-properties style:font-name="黑体" fo:font-size="14pt" fo:font-style="normal" fo:font-weight="normal"/>
    </style:style>
    <style:style style:name="T76" style:family="text">
      <style:text-properties style:font-name-asian="Microsoft Yahei" style:font-size-asian="10.5pt" style:font-style-asian="normal" style:font-weight-asian="normal"/>
    </style:style>
    <style:style style:name="T77" style:family="text">
      <style:text-properties style:font-name-asian="Microsoft Yahei" style:font-size-asian="14pt" style:font-style-asian="normal" style:font-weight-asian="normal"/>
    </style:style>
    <style:style style:name="T78" style:family="text">
      <style:text-properties style:font-name-asian="Microsoft Yahei" style:font-size-asian="18pt" style:font-style-asian="normal" style:font-weight-asian="normal"/>
    </style:style>
    <style:style style:name="T79" style:family="text">
      <style:text-properties style:font-name-asian="黑体" style:font-size-asian="36pt" style:font-style-asian="normal" style:font-weight-asian="normal"/>
    </style:style>
    <style:style style:name="T80" style:family="text">
      <style:text-properties style:font-name-asian="黑体" style:font-size-asian="14pt" style:font-style-asian="normal" style:font-weight-asian="normal"/>
    </style:style>
    <style:style style:name="T81" style:family="text">
      <style:text-properties fo:color="#ff0000" style:font-name-asian="Microsoft Yahei" style:font-size-asian="12pt" style:font-style-asian="normal" style:font-weight-asian="normal"/>
    </style:style>
    <style:style style:name="T82" style:family="text">
      <style:text-properties fo:color="#ff0000" style:font-name="Microsoft Yahei" fo:font-size="18pt" fo:font-style="normal" fo:font-weight="normal"/>
    </style:style>
    <style:style style:name="T83" style:family="text">
      <style:text-properties fo:color="#ff0000" style:font-name="Consolas" fo:font-size="18pt" fo:font-style="normal" fo:font-weight="normal"/>
    </style:style>
    <style:style style:name="T84" style:family="text">
      <style:text-properties fo:color="#0000ff"/>
    </style:style>
    <style:style style:name="T85" style:family="text">
      <style:text-properties style:font-name-asian="宋体" style:font-size-asian="14pt" style:font-style-asian="normal" style:font-weight-asian="normal"/>
    </style:style>
    <style:style style:name="T86" style:family="text">
      <style:text-properties style:font-name-asian="宋体" style:font-size-asian="18pt"/>
    </style:style>
    <style:style style:name="T87" style:family="text">
      <style:text-properties style:font-name-asian="宋体" style:font-size-asian="18pt" style:font-style-asian="normal" style:font-weight-asian="normal"/>
    </style:style>
    <style:style style:name="T88" style:family="text">
      <style:text-properties style:font-name="微软雅黑" fo:font-size="10.5pt" fo:font-style="normal" fo:font-weight="normal"/>
    </style:style>
    <style:style style:name="T89" style:family="text">
      <style:text-properties style:font-name-asian="微软雅黑" style:font-size-asian="10.5pt" style:font-style-asian="normal" style:font-weight-asian="normal"/>
    </style:style>
    <style:style style:name="T90" style:family="text">
      <style:text-properties style:font-name="Tahoma" fo:font-size="10.5pt" fo:font-style="normal" fo:font-weight="normal"/>
    </style:style>
    <style:style style:name="T91" style:family="text">
      <style:text-properties style:font-name-asian="Tahoma" style:font-size-asian="10.5pt" style:font-style-asian="normal" style:font-weight-asian="normal"/>
    </style:style>
    <style:style style:name="T92" style:family="text">
      <style:text-properties style:font-name="Monaco" fo:font-size="9pt"/>
    </style:style>
    <style:style style:name="T93" style:family="text">
      <style:text-properties style:font-name="Monaco" fo:font-size="9pt" fo:font-style="normal" fo:font-weight="normal"/>
    </style:style>
    <style:style style:name="T94" style:family="text">
      <style:text-properties style:font-name-asian="Monaco" style:font-size-asian="9pt"/>
    </style:style>
    <style:style style:name="T95" style:family="text">
      <style:text-properties style:font-name-asian="Monaco" style:font-size-asian="9pt" style:font-style-asian="normal" style:font-weight-asian="normal"/>
    </style:style>
    <style:style style:name="T96" style:family="text">
      <style:text-properties style:font-name="Menlo1" fo:font-size="10.5pt" fo:font-style="normal" fo:font-weight="normal"/>
    </style:style>
    <style:style style:name="T97" style:family="text">
      <style:text-properties style:font-name-asian="Menlo1" style:font-size-asian="10.5pt" style:font-style-asian="normal" style:font-weight-asian="normal"/>
    </style:style>
    <style:style style:name="T98" style:family="text">
      <style:text-properties fo:color="#008000"/>
    </style:style>
    <style:style style:name="T99" style:family="text">
      <style:text-properties officeooo:rsid="0006807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-0.23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www.htcp.net/741.html" text:style-name="Internet_20_link" text:visited-style-name="Visited_20_Internet_20_Link"><text:span text:style-name="T2">Ubuntu 16.04 LTS </text:span></text:a><text:a xlink:type="simple" xlink:href="https://www.htcp.net/741.html" text:style-name="Internet_20_link" text:visited-style-name="Visited_20_Internet_20_Link"><text:span text:style-name="T1">下编译 </text:span></text:a><text:a xlink:type="simple" xlink:href="https://www.htcp.net/741.html" text:style-name="Internet_20_link" text:visited-style-name="Visited_20_Internet_20_Link"><text:span text:style-name="T2">LineageOS </text:span></text:a><text:a xlink:type="simple" xlink:href="https://www.htcp.net/741.html" text:style-name="Internet_20_link" text:visited-style-name="Visited_20_Internet_20_Link"><text:span text:style-name="T1">源码</text:span></text:a></text:h>
      <text:p text:style-name="P18"><text:span text:style-name="T9">2018-02-02 </text:span><text:span text:style-name="T10">分类：</text:span><text:a xlink:type="simple" xlink:href="https://www.htcp.net/android/android-tips" text:style-name="Internet_20_link" text:visited-style-name="Visited_20_Internet_20_Link"><text:span text:style-name="T8">Android </text:span></text:a><text:a xlink:type="simple" xlink:href="https://www.htcp.net/android/android-tips" text:style-name="Internet_20_link" text:visited-style-name="Visited_20_Internet_20_Link"><text:span text:style-name="T7">小知识</text:span></text:a><text:span text:style-name="T10"> 评论</text:span><text:span text:style-name="T9">(44) </text:span></text:p>
      <text:h text:style-name="P81" text:outline-level="2"><text:span text:style-name="T5">0x01 </text:span><text:span text:style-name="T6">介绍</text:span></text:h>
      <text:p text:style-name="P23">在 Ubuntu 16.04 下编译 LineageOS/CM 等 AOSP 源码可能会踩到很多坑。下面就跟我一起来配置避免入坑吧。Ubuntu 16.04 LTS 请选择 64 位的。</text:p>
      <text:h text:style-name="P82" text:outline-level="2">硬件设施最低要求</text:h>
      <text:p text:style-name="P23">CPU: Core i3 530 及以上的 CPU（推荐 Intel Core i7 6 代以上或 AMD Ryzen 系列 CPU）<text:line-break/>RAM: 8GB 及以上的 CPU（推荐 16GB 及以上）<text:line-break/>HDD: HDD 120GB 及以上剩余存储空间（推荐 SSD 256GB 及以上）</text:p>
      <text:p text:style-name="P23">当然 CPU 差点没事，只不过是浪费时间与电费而已。源码所在目录最低剩余空间不要小于 100GB。</text:p>
      <text:h text:style-name="P82" text:outline-level="2">操作系统</text:h>
      <text:p text:style-name="P23">Ubuntu 16.04 64bit</text:p>
      <text:h text:style-name="P81" text:outline-level="2"><text:span text:style-name="T5">0x02 </text:span><text:span text:style-name="T6">安装依赖组件</text:span></text:h>
      <text:p text:style-name="P23">主要组件：</text:p>
      <text:p text:style-name="P1"><text:span text:style-name="T11">sudo apt install </text:span><text:span text:style-name="T12">-</text:span><text:span text:style-name="T11">y bc bison build</text:span><text:span text:style-name="T12">-</text:span><text:span text:style-name="T11">essential curl flex gcc</text:span><text:span text:style-name="T12">-</text:span><text:span text:style-name="T11">multilib git git</text:span><text:span text:style-name="T12">-</text:span><text:span text:style-name="T11">core gnupg gperf g</text:span><text:span text:style-name="T12">++-</text:span><text:span text:style-name="T11">multilib libesd0</text:span><text:span text:style-name="T12">-</text:span><text:span text:style-name="T11">dev libgl1</text:span><text:span text:style-name="T12">-</text:span><text:span text:style-name="T11">mesa</text:span><text:span text:style-name="T12">-</text:span><text:span text:style-name="T11">dev liblz4</text:span><text:span text:style-name="T12">-</text:span><text:span text:style-name="T11">tool libncurses5</text:span><text:span text:style-name="T12">-</text:span><text:span text:style-name="T11">dev libreadline6</text:span><text:span text:style-name="T12">-</text:span><text:span text:style-name="T11">dev \libsdl1</text:span><text:span text:style-name="T12">.</text:span><text:span text:style-name="T13">2</text:span><text:span text:style-name="T12">-</text:span><text:span text:style-name="T11">dev libwxgtk3</text:span><text:span text:style-name="T12">.</text:span><text:span text:style-name="T13">0</text:span><text:span text:style-name="T12">-</text:span><text:span text:style-name="T11">dev libxml2 libxml2</text:span><text:span text:style-name="T12">-</text:span><text:span text:style-name="T11">utils libx11</text:span><text:span text:style-name="T12">-</text:span><text:span text:style-name="T11">dev lib32ncurses5</text:span><text:span text:style-name="T12">-</text:span><text:span text:style-name="T11">dev lib32z1</text:span><text:span text:style-name="T12">-</text:span><text:span text:style-name="T11">dev lzop pngcrush schedtool squashfs</text:span><text:span text:style-name="T12">-</text:span><text:span text:style-name="T11">tools \unzip xsltproc zip zlib1g</text:span><text:span text:style-name="T12">-</text:span><text:span text:style-name="T11">dev</text:span></text:p>
      <text:p text:style-name="P23">额外组件，可能会使用到：</text:p>
      <text:p text:style-name="P1"><text:span text:style-name="T11">sudo apt install imagemagick libbz2</text:span><text:span text:style-name="T12">-</text:span><text:span text:style-name="T11">dev libssl</text:span><text:span text:style-name="T12">-</text:span><text:span text:style-name="T11">dev lzma ncftp bash</text:span><text:span text:style-name="T12">-</text:span><text:span text:style-name="T11">completion</text:span></text:p>
      <text:h text:style-name="P81" text:outline-level="2"><text:soft-page-break/><text:span text:style-name="T5">0x03 </text:span><text:span text:style-name="T6">安装 </text:span><text:span text:style-name="T5">JDK</text:span></text:h>
      <text:p text:style-name="P23">Open JDK 8 安装：</text:p>
      <text:p text:style-name="P23">CM 14.1 及 LineageOS 14.1 以上，需要安装 JDK 8，直接安装即可，不要添加 PPA 源。</text:p>
      <text:p text:style-name="P23">使用如下命令：</text:p>
      <text:p text:style-name="P23"><text:span text:style-name="Source_20_Text"><text:span text:style-name="T14">sudo apt install -y openjdk-8-jdk</text:span></text:span></text:p>
      <text:p text:style-name="P23">CM 14 以下，需添加 JDK 7 的 PPA 源：</text:p>
      <text:p text:style-name="P23">由于 Ubuntu 官方已经移除了对 Open JDK 7 的支持，所以要使用第三方的仓库。这真是大坑。</text:p>
      <text:p text:style-name="P23">注：Android 7.1+ 已经支持 Open JDK 8，不要安装 Open JDK 7。</text:p>
      <text:p text:style-name="P1"><text:span text:style-name="T11">sudo apt install software</text:span><text:span text:style-name="T12">-</text:span><text:span text:style-name="T11">properties</text:span><text:span text:style-name="T12">-</text:span><text:span text:style-name="T11">common sudo add</text:span><text:span text:style-name="T12">-</text:span><text:span text:style-name="T11">apt</text:span><text:span text:style-name="T12">-</text:span><text:span text:style-name="T11">repository ppa</text:span><text:span text:style-name="T12">:</text:span><text:span text:style-name="T11">openjdk</text:span><text:span text:style-name="T12">-</text:span><text:span text:style-name="T11">r</text:span><text:span text:style-name="T12">/</text:span><text:span text:style-name="T11">ppa sudo apt updatesudo apt install </text:span><text:span text:style-name="T12">-</text:span><text:span text:style-name="T11">y openjdk</text:span><text:span text:style-name="T12">-</text:span><text:span text:style-name="T13">7</text:span><text:span text:style-name="T12">-</text:span><text:span text:style-name="T11">jdk</text:span></text:p>
      <text:p text:style-name="P23">注：第一条命令导入 PPA 时，按回车键继续导入即可。</text:p>
      <text:p text:style-name="P23">安装完毕后不需要设置 JAVA 环境变量，是直接可以用的。</text:p>
      <text:h text:style-name="P81" text:outline-level="2"><text:span text:style-name="T5">0x04 </text:span><text:span text:style-name="T6">设置 </text:span><text:span text:style-name="T5">repo</text:span></text:h>
      <text:p text:style-name="P23">Google 可能无法下载。建议爬墙访问。PS：如果有 TZ 需要，可以找我哦（发邮件到 <text:a xlink:type="simple" xlink:href="mailto:admin@htcp.net" office:target-frame-name="_blank" xlink:show="new" text:style-name="Internet_20_link" text:visited-style-name="Visited_20_Internet_20_Link"><text:span text:style-name="T18">admin@htcp.net</text:span></text:a>）。</text:p>
      <text:p text:style-name="P1"><text:span text:style-name="T11">mkdir </text:span><text:span text:style-name="T12">-</text:span><text:span text:style-name="T11">p </text:span><text:span text:style-name="T12">~</text:span><text:span text:style-name="T19">/bincurl https:/</text:span><text:span text:style-name="T12">/</text:span><text:span text:style-name="T11">storage</text:span><text:span text:style-name="T12">.</text:span><text:span text:style-name="T11">googleapis</text:span><text:span text:style-name="T12">.</text:span><text:span text:style-name="T11">com</text:span><text:span text:style-name="T12">/</text:span><text:span text:style-name="T11">git</text:span><text:span text:style-name="T12">-</text:span><text:span text:style-name="T11">repo</text:span><text:span text:style-name="T12">-</text:span><text:span text:style-name="T11">downloads</text:span><text:span text:style-name="T12">/</text:span><text:span text:style-name="T11">repo </text:span><text:span text:style-name="T12">&gt;</text:span><text:span text:style-name="T11"> </text:span><text:span text:style-name="T12">~</text:span><text:span text:style-name="T19">/bin/</text:span><text:span text:style-name="T11">repochmod a</text:span><text:span text:style-name="T12">+</text:span><text:span text:style-name="T11">x </text:span><text:span text:style-name="T12">~</text:span><text:span text:style-name="T19">/bin/</text:span><text:span text:style-name="T11">repoecho </text:span><text:span text:style-name="T19">"export PATH=~/bin:$PATH"</text:span><text:span text:style-name="T11"> </text:span><text:span text:style-name="T12">&gt;&gt;</text:span><text:span text:style-name="T11"> </text:span><text:span text:style-name="T12">~</text:span><text:span text:style-name="T19">/.bashrcsource ~/</text:span><text:span text:style-name="T12">.</text:span><text:span text:style-name="T11">bashrc</text:span></text:p>
      <text:p text:style-name="P23">关于清华的源：</text:p>
      <text:p text:style-name="P23">无力吐槽清华源，老是出问题。当然您可以自己试试看使用这个，总有好的时候不是么 :)。</text:p>
      <text:h text:style-name="P81" text:outline-level="2"><text:soft-page-break/><text:span text:style-name="T5">0x05 </text:span><text:span text:style-name="T6">设置 </text:span><text:span text:style-name="T5">git</text:span></text:h>
      <text:p text:style-name="P23">1. 设置 git 用户名和邮箱<text:line-break/>示例如下：<text:line-break/><text:span text:style-name="Source_20_Text"><text:span text:style-name="T14">git config --global user.email "you@example.com"</text:span></text:span><text:line-break/><text:span text:style-name="Source_20_Text"><text:span text:style-name="T14">git config --global user.name "Your Name"</text:span></text:span></text:p>
      <text:p text:style-name="P23">双引号中的 “you@example.com” 填写您的 github 所使用的邮箱。注意格式，不要把双引号去掉。<text:line-break/>双引号中的 “Your Name” 填写您的 github 用户名，不要把双引号去掉。</text:p>
      <text:p text:style-name="P23">2. 生成 ssh 并添加到 github：</text:p>
      <text:p text:style-name="P23">您可以参考官方的文档：</text:p>
      <text:p text:style-name="P23"><text:a xlink:type="simple" xlink:href="https://www.htcp.net/go/?url=https://help.github.com/articles/connecting-to-github-with-ssh/" office:target-frame-name="_blank" xlink:show="new" text:style-name="Internet_20_link" text:visited-style-name="Visited_20_Internet_20_Link"><text:span text:style-name="T18">https://help.github.com/articles/connecting-to-github-with-ssh/</text:span></text:a></text:p>
      <text:p text:style-name="P23">如果您不将 ssh 添加到 github 的话，您可能会遭遇下载受限，从而导致接下来的同步源码失败。</text:p>
      <text:h text:style-name="P81" text:outline-level="2"><text:span text:style-name="T5">0x06 </text:span><text:span text:style-name="T6">下载源码</text:span></text:h>
      <text:p text:style-name="P23"><text:span text:style-name="Strong_20_Emphasis"><text:span text:style-name="T4">注：千万不要使用中文路径！千万不要包含空格或一些特殊字符！不要将使用 </text:span></text:span><text:span text:style-name="Strong_20_Emphasis"><text:span text:style-name="T3">Windows </text:span></text:span><text:span text:style-name="Strong_20_Emphasis"><text:span text:style-name="T4">的坏习惯带入到 </text:span></text:span><text:span text:style-name="Strong_20_Emphasis"><text:span text:style-name="T3">Linux </text:span></text:span><text:span text:style-name="Strong_20_Emphasis"><text:span text:style-name="T4">中来！</text:span></text:span></text:p>
      <text:p text:style-name="P23">6.1 新建源码目录：</text:p>
      <text:p text:style-name="P23">（假如您想使用 Lineage 14.1，则可将 lineage-15.1 改为 cm-14.1）</text:p>
      <text:p text:style-name="P23"><text:span text:style-name="Source_20_Text"><text:span text:style-name="T14">mkdir -p ~/android/los/lineage-15.1</text:span></text:span></text:p>
      <text:p text:style-name="P23"><text:span text:style-name="Source_20_Text"><text:span text:style-name="T14">cd ~/android/los/lineage-15.1</text:span></text:span></text:p>
      <text:p text:style-name="P23">6.2 初始化源码：</text:p>
      <text:p text:style-name="P23">（假如想使用 Lineage 14.1，则将 lineage-15.1 改为 cm-14.1）</text:p>
      <text:p text:style-name="P1"><text:span text:style-name="T11">repo init </text:span><text:span text:style-name="T12">-</text:span><text:span text:style-name="T11">u https</text:span><text:span text:style-name="T12">:</text:span><text:span text:style-name="T20">//github.com/LineageOS/android.git -b staging/lineage-15.1</text:span></text:p>
      <text:p text:style-name="P23">Enable color display in this user account (y/N)? y</text:p>
      <text:p text:style-name="P23"><text:soft-page-break/>6.3 正式同步源码：</text:p>
      <text:p text:style-name="P23">&lt;1&gt; 使用如下命令：<text:line-break/>在过程中可能会提示 clone 失败的信息，可以添加参数 <text:span text:style-name="Source_20_Text"><text:span text:style-name="T14">--no-clone-bundle</text:span></text:span> 到命令末尾。</text:p>
      <text:p text:style-name="P1"><text:span text:style-name="T11">repo sync </text:span><text:span text:style-name="T12">-</text:span><text:span text:style-name="T11">j4 </text:span><text:span text:style-name="T12">-</text:span><text:span text:style-name="T11">c </text:span><text:span text:style-name="T12">--</text:span><text:span text:style-name="T21">no</text:span><text:span text:style-name="T12">-</text:span><text:span text:style-name="T11">clone</text:span><text:span text:style-name="T12">-</text:span><text:span text:style-name="T11">bundle</text:span></text:p>
      <text:p text:style-name="P23">由于国内环境不太好。网络比较差的同学，可以试试自动化 repo 同步脚本。</text:p>
      <text:p text:style-name="P23">复制粘贴如下代码到终端中，回车将会保存为 repo.sh。注意将源码的路径改成您设置的源码路径。</text:p>
      <text:p text:style-name="P1"><text:span text:style-name="T11">cat </text:span><text:span text:style-name="T12">&gt;</text:span><text:span text:style-name="T11"> repo</text:span><text:span text:style-name="T12">.</text:span><text:span text:style-name="T11">sh </text:span><text:span text:style-name="T12">&lt;&lt;</text:span><text:span text:style-name="T11">EOF</text:span><text:span text:style-name="T20">#!/bin/bash</text:span><text:span text:style-name="T11">echo </text:span><text:span text:style-name="T19">"======start repo sync======"</text:span><text:span text:style-name="T12">~</text:span><text:span text:style-name="T19">/bin/</text:span><text:span text:style-name="T11">repo sync </text:span><text:span text:style-name="T12">-</text:span><text:span text:style-name="T11">j4 </text:span><text:span text:style-name="T12">-</text:span><text:span text:style-name="T11">c </text:span><text:span text:style-name="T12">--</text:span><text:span text:style-name="T21">no</text:span><text:span text:style-name="T12">-</text:span><text:span text:style-name="T11">clone</text:span><text:span text:style-name="T12">-</text:span><text:span text:style-name="T11">bundle</text:span><text:span text:style-name="T21">while</text:span><text:span text:style-name="T11"> </text:span><text:span text:style-name="T12">[</text:span><text:span text:style-name="T11"> $</text:span><text:span text:style-name="T12">?</text:span><text:span text:style-name="T11"> </text:span><text:span text:style-name="T12">==</text:span><text:span text:style-name="T11"> </text:span><text:span text:style-name="T13">1</text:span><text:span text:style-name="T11"> </text:span><text:span text:style-name="T12">];</text:span><text:span text:style-name="T11"> </text:span><text:span text:style-name="T21">do</text:span><text:span text:style-name="T11">echo </text:span><text:span text:style-name="T19">"======sync failed, re-sync again======"</text:span><text:span text:style-name="T11">sleep </text:span><text:span text:style-name="T13">3</text:span><text:span text:style-name="T12">~</text:span><text:span text:style-name="T19">/bin/</text:span><text:span text:style-name="T11">repo sync </text:span><text:span text:style-name="T12">-</text:span><text:span text:style-name="T11">j4 </text:span><text:span text:style-name="T12">--</text:span><text:span text:style-name="T21">no</text:span><text:span text:style-name="T12">-</text:span><text:span text:style-name="T11">clone</text:span><text:span text:style-name="T12">-</text:span><text:span text:style-name="T11">bundle</text:span><text:span text:style-name="T21">done</text:span><text:span text:style-name="T11">EOF</text:span></text:p>
      <text:p text:style-name="P23">假如您在服务器上编译，建议使用 screen 开启一个新的窗口，避免 ssh 掉线后导致同步终止。<text:line-break/>假如 ssh 断掉，使用 <text:span text:style-name="Source_20_Text"><text:span text:style-name="T14">screen -r </text:span></text:span><text:span text:style-name="Source_20_Text"><text:span text:style-name="T15">窗口名</text:span></text:span> 即可恢复这个窗口。在 ssh 断掉的时候，这个窗口始终会保持程序的运行。具体的使用方法您可以使用 Google 搜索看一下文档。</text:p>
      <text:p text:style-name="P23">安装 screen：</text:p>
      <text:p text:style-name="P1"><text:span text:style-name="T11">sudo apt install screen </text:span><text:span text:style-name="T12">-</text:span><text:span text:style-name="T11">y</text:span></text:p>
      <text:p text:style-name="P23">开启窗口：</text:p>
      <text:p text:style-name="P1"><text:span text:style-name="T11">screen </text:span><text:span text:style-name="T12">-</text:span><text:span text:style-name="T11">S sync</text:span></text:p>
      <text:p text:style-name="P23">&lt;2&gt; 然后执行这个脚本：</text:p>
      <text:p text:style-name="P1"><text:span text:style-name="T11">chmod a</text:span><text:span text:style-name="T12">+</text:span><text:span text:style-name="T11">x repo</text:span><text:span text:style-name="T12">.</text:span><text:span text:style-name="T11">shbash repo</text:span><text:span text:style-name="T12">.</text:span><text:span text:style-name="T11">sh</text:span></text:p>
      <text:p text:style-name="P23">网速很慢的话（10M 带宽以下），估计要下 1 天左右。</text:p>
      <text:p text:style-name="P23">当同步源码接近完毕后，会提示 Syncing work tree，直到同步完毕后会自动退出这个脚本。</text:p>
      <text:h text:style-name="P81" text:outline-level="2"><text:soft-page-break/><text:span text:style-name="T5">0x07 </text:span><text:span text:style-name="T6">编译源码</text:span></text:h>
      <text:p text:style-name="P23">7.1 设置编译机型的 device tree、kernel 和私有文件。在这里以 shamu（Nexus 6）为例。其他机型请参照对应机型的相关设备源码来设置。</text:p>
      <text:p text:style-name="P23">以下仅供参考，您需要根据设备的具体依赖自行修改：</text:p>
      <text:p text:style-name="P23">（请将这里的 lineage-15.1 修改为您自己使用的源码目录）</text:p>
      <text:p text:style-name="P23"><text:span text:style-name="Source_20_Text"><text:span text:style-name="T14">mkdir ~/android/los/lineage-15.1/.repo/local_manifests</text:span></text:span><text:line-break/><text:span text:style-name="Source_20_Text"><text:span text:style-name="T14">vim shamu.xml</text:span></text:span></text:p>
      <text:p text:style-name="P1"><text:span text:style-name="T12">&lt;?</text:span><text:span text:style-name="T11">xml version</text:span><text:span text:style-name="T12">=</text:span><text:span text:style-name="T19">"1.0"</text:span><text:span text:style-name="T11"> encoding</text:span><text:span text:style-name="T12">=</text:span><text:span text:style-name="T19">"UTF-8"</text:span><text:span text:style-name="T12">?&gt;</text:span><text:span text:style-name="T21">&lt;manifest&gt;</text:span><text:span text:style-name="T11"> <text:s/></text:span><text:span text:style-name="T21">&lt;project</text:span><text:span text:style-name="T11"> </text:span><text:span text:style-name="T22">name</text:span><text:span text:style-name="T12">=</text:span><text:span text:style-name="T19">"LineageOS/android_device_moto_shamu"</text:span><text:span text:style-name="T11"> </text:span><text:span text:style-name="T22">path</text:span><text:span text:style-name="T12">=</text:span><text:span text:style-name="T19">"device/moto/shamu"</text:span><text:span text:style-name="T11"> </text:span><text:span text:style-name="T22">remote</text:span><text:span text:style-name="T12">=</text:span><text:span text:style-name="T19">"github"</text:span><text:span text:style-name="T11"> </text:span><text:span text:style-name="T21">/&gt;</text:span><text:span text:style-name="T11"> <text:s/></text:span><text:span text:style-name="T21">&lt;project</text:span><text:span text:style-name="T11"> </text:span><text:span text:style-name="T22">name</text:span><text:span text:style-name="T12">=</text:span><text:span text:style-name="T19">"LineageOS/android_kernel_moto_shamu"</text:span><text:span text:style-name="T11"> </text:span><text:span text:style-name="T22">path</text:span><text:span text:style-name="T12">=</text:span><text:span text:style-name="T19">"kernel/moto/shamu"</text:span><text:span text:style-name="T11"> </text:span><text:span text:style-name="T22">remote</text:span><text:span text:style-name="T12">=</text:span><text:span text:style-name="T19">"github"</text:span><text:span text:style-name="T11"> </text:span><text:span text:style-name="T21">/&gt;</text:span><text:span text:style-name="T11"> <text:s/></text:span><text:span text:style-name="T21">&lt;project</text:span><text:span text:style-name="T11"> </text:span><text:span text:style-name="T22">name</text:span><text:span text:style-name="T12">=</text:span><text:span text:style-name="T19">"TheMuppets/proprietary_vendor_motorola"</text:span><text:span text:style-name="T11"> </text:span><text:span text:style-name="T22">path</text:span><text:span text:style-name="T12">=</text:span><text:span text:style-name="T19">"vendor/motorola"</text:span><text:span text:style-name="T11"> </text:span><text:span text:style-name="T22">remote</text:span><text:span text:style-name="T12">=</text:span><text:span text:style-name="T19">"github"</text:span><text:span text:style-name="T11"> </text:span><text:span text:style-name="T21">/&gt;&lt;/manifest&gt;</text:span></text:p>
      <text:p text:style-name="P23">Lineage-14.1 可能要在 上面再加一行（Lineage15.1+ 不要这个，会冲突并报错）：</text:p>
      <text:p text:style-name="P1"><text:span text:style-name="T21">&lt;project</text:span><text:span text:style-name="T11"> </text:span><text:span text:style-name="T22">name</text:span><text:span text:style-name="T12">=</text:span><text:span text:style-name="T19">"LineageOS/android_device_qcom_common"</text:span><text:span text:style-name="T11"> </text:span><text:span text:style-name="T22">path</text:span><text:span text:style-name="T12">=</text:span><text:span text:style-name="T19">"device/qcom/common"</text:span><text:span text:style-name="T11"> </text:span><text:span text:style-name="T22">remote</text:span><text:span text:style-name="T12">=</text:span><text:span text:style-name="T19">"github"</text:span><text:span text:style-name="T11"> </text:span><text:span text:style-name="T21">/&gt;</text:span></text:p>
      <text:p text:style-name="P23">7.2 再次 repo sync。</text:p>
      <text:p text:style-name="P2">repo sync</text:p>
      <text:p text:style-name="P23">7.3 设置 ccache 提高编译效率。</text:p>
      <text:p text:style-name="P23"><text:span text:style-name="Source_20_Text"><text:span text:style-name="T14">sudo apt install ccache -y</text:span></text:span></text:p>
      <text:p text:style-name="P1"><text:span text:style-name="T11">echo </text:span><text:span text:style-name="T21">export</text:span><text:span text:style-name="T11"> USE_CCACHE</text:span><text:span text:style-name="T12">=</text:span><text:span text:style-name="T13">1</text:span><text:span text:style-name="T11"> </text:span><text:span text:style-name="T12">&gt;&gt;</text:span><text:span text:style-name="T11"> </text:span><text:span text:style-name="T12">~</text:span><text:span text:style-name="T19">/.bashrcprebuilts/</text:span><text:span text:style-name="T11">misc</text:span><text:span text:style-name="T12">/</text:span><text:span text:style-name="T11">linux</text:span><text:span text:style-name="T12">-</text:span><text:span text:style-name="T11">x86</text:span><text:span text:style-name="T12">/</text:span><text:span text:style-name="T11">ccache</text:span><text:span text:style-name="T12">/</text:span><text:span text:style-name="T11">ccache </text:span><text:span text:style-name="T12">-</text:span><text:span text:style-name="T11">M </text:span><text:span text:style-name="T13">50G</text:span></text:p>
      <text:p text:style-name="P23">7.4 解决 jack 内存不足导致编译失败的问题</text:p>
      <text:p text:style-name="P23">7.4.1 允许 jack 使用更多的内存</text:p>
      <text:p text:style-name="P1"><text:soft-page-break/><text:span text:style-name="T11">echo </text:span><text:span text:style-name="T19">'export JACK_SERVER_VM_ARGUMENTS="-Dfile.encoding=UTF-8 -XX:+TieredCompilation -Xmx4096m"'</text:span><text:span text:style-name="T11"> </text:span><text:span text:style-name="T12">&gt;&gt;</text:span><text:span text:style-name="T11"> </text:span><text:span text:style-name="T12">~</text:span><text:span text:style-name="T19">/.bashrcsource ~/</text:span><text:span text:style-name="T12">.</text:span><text:span text:style-name="T11">bashrc</text:span></text:p>
      <text:p text:style-name="P23">可以将这个添加进 <text:span text:style-name="Source_20_Text"><text:span text:style-name="T14">~/.bashrc</text:span></text:span> 末尾最后一行中，然后 source 一下。否则每次打开终端时都要执行一次。</text:p>
      <text:p text:style-name="P23">7.4.2 重启 jack：</text:p>
      <text:p text:style-name="P1"><text:span text:style-name="T12">.</text:span><text:span text:style-name="T19">/out/</text:span><text:span text:style-name="T11">host</text:span><text:span text:style-name="T12">/</text:span><text:span text:style-name="T11">linux</text:span><text:span text:style-name="T12">-</text:span><text:span text:style-name="T11">x86</text:span><text:span text:style-name="T12">/</text:span><text:span text:style-name="T11">bin</text:span><text:span text:style-name="T12">/</text:span><text:span text:style-name="T11">jack</text:span><text:span text:style-name="T12">-</text:span><text:span text:style-name="T11">admin kill</text:span><text:span text:style-name="T12">-</text:span><text:span text:style-name="T11">server</text:span><text:span text:style-name="T12">./</text:span><text:span text:style-name="T21">out</text:span><text:span text:style-name="T12">/</text:span><text:span text:style-name="T11">host</text:span><text:span text:style-name="T12">/</text:span><text:span text:style-name="T11">linux</text:span><text:span text:style-name="T12">-</text:span><text:span text:style-name="T11">x86</text:span><text:span text:style-name="T12">/</text:span><text:span text:style-name="T11">bin</text:span><text:span text:style-name="T12">/</text:span><text:span text:style-name="T11">jack</text:span><text:span text:style-name="T12">-</text:span><text:span text:style-name="T11">admin start</text:span><text:span text:style-name="T12">-</text:span><text:span text:style-name="T11">server</text:span></text:p>
      <text:p text:style-name="P23">7.5 开启自带的 Root 权限</text:p>
      <text:p text:style-name="P23">默认不带 Root，可通过输入如下命令开启（每次打开终端时执行一次，或者将这个加入到 <text:span text:style-name="Source_20_Text"><text:span text:style-name="T14">~/.bashrc</text:span></text:span> 中并执行 source）：</text:p>
      <text:p text:style-name="P1"><text:span text:style-name="T21">export</text:span><text:span text:style-name="T11"> WITH_SU</text:span><text:span text:style-name="T12">=</text:span><text:span text:style-name="T21">true</text:span></text:p>
      <text:p text:style-name="P23">7.6 设置编译变量</text:p>
      <text:p text:style-name="P1"><text:span text:style-name="T12">.</text:span><text:span text:style-name="T11"> </text:span><text:span text:style-name="T12">./</text:span><text:span text:style-name="T11">build</text:span><text:span text:style-name="T12">/</text:span><text:span text:style-name="T11">envsetup</text:span><text:span text:style-name="T12">.</text:span><text:span text:style-name="T11">sh</text:span></text:p>
      <text:p text:style-name="P23">7.7 开始编译</text:p>
      <text:p text:style-name="P23">使用如下命令，会将编译过程中的所有屏幕输出保存至 build.log 文件中，方便排错。假如是其他设备，请修改对应的 brunch 机型。</text:p>
      <text:p text:style-name="P1"><text:span text:style-name="T11">crootbrunch lineage_clark</text:span><text:span text:style-name="T12">-</text:span><text:span text:style-name="T11">userdebug </text:span><text:span text:style-name="T13">2</text:span><text:span text:style-name="T12">&gt;&amp;</text:span><text:span text:style-name="T13">1</text:span><text:span text:style-name="T11"> </text:span><text:span text:style-name="T12">|</text:span><text:span text:style-name="T11"> tee build</text:span><text:span text:style-name="T12">.</text:span><text:span text:style-name="T11">log</text:span></text:p>
      <text:p text:style-name="P23">假如只需要编译 recovery，则：</text:p>
      <text:p text:style-name="P1"><text:span text:style-name="T11">make recoveryimage </text:span><text:span text:style-name="T12">-</text:span><text:span text:style-name="T11">j8 </text:span><text:span text:style-name="T13">2</text:span><text:span text:style-name="T12">&gt;&amp;</text:span><text:span text:style-name="T13">1</text:span><text:span text:style-name="T11"> </text:span><text:span text:style-name="T12">|</text:span><text:span text:style-name="T11"> tee build</text:span><text:span text:style-name="T12">.</text:span><text:span text:style-name="T11">log</text:span></text:p>
      <text:p text:style-name="P23">提示：j 后面的是线程数，一般是 CPU 核心数的 2 倍。不要设置的太大，否则会适得其反并且炸内存。</text:p>
      <text:h text:style-name="P81" text:outline-level="2"><text:soft-page-break/><text:span text:style-name="T5">0x08 </text:span><text:span text:style-name="T6">编译完成</text:span></text:h>
      <text:p text:style-name="P23">编译完成后，会在 源码目录/<text:span text:style-name="Source_20_Text"><text:span text:style-name="T14">out/target/product/</text:span></text:span><text:span text:style-name="Source_20_Text"><text:span text:style-name="T15">您的机型</text:span></text:span> 文件夹生成对应的刷机包、镜像和一些编译出来的文件。</text:p>
      <text:p text:style-name="P23">假如在编译过程中遇到报错，尝试 Google 对应的报错内容，不建议使用国内搜索引擎。</text:p>
      <text:p text:style-name="P23">每次重新编译，可执行清理步骤：</text:p>
      <text:p text:style-name="P2">make clean</text:p>
      <text:p text:style-name="P23">然后重新执行 0x07 分段中的第 7.6 和 7.7 步。</text:p>
      <text:h text:style-name="P81" text:outline-level="2"><text:span text:style-name="T5">0x09 </text:span><text:span text:style-name="T6">其他</text:span></text:h>
      <text:p text:style-name="P23">9.1 使用高通 LLVM（Lineage 15.1 没有试过）</text:p>
      <text:p text:style-name="P23">貌似高通的 Snapdragon LLVM Compiler for Android 不错？被人安利了，但感觉没有什么区别？！另外，这个东西不支持 MacOS 操作系统。</text:p>
      <text:p text:style-name="P23">9.1.1 您可以从此处下载（需要注册并登录高通账户才可下载）：</text:p>
      <text:p text:style-name="P23"><text:a xlink:type="simple" xlink:href="https://www.htcp.net/go/?url=https://developer.qualcomm.com/software/snapdragon-llvm-compiler-android" office:target-frame-name="_blank" xlink:show="new" text:style-name="Internet_20_link" text:visited-style-name="Visited_20_Internet_20_Link"><text:span text:style-name="T18">https://developer.qualcomm.com/software/snapdragon-llvm-compiler-android</text:span></text:a></text:p>
      <text:p text:style-name="P23">9.1.2 解压下载的 snapdragon-llvm-3.8.*-linux64.tar.gz，然后再解压 Snapdragon-llvm-3.8.*-toolchain.tar.gz，您将会得到 <text:span text:style-name="Source_20_Text"><text:span text:style-name="T14">toolchains</text:span></text:span> 文件夹。</text:p>
      <text:p text:style-name="P23">9.1.3 将 <text:span text:style-name="Source_20_Text"><text:span text:style-name="T14">./toolchains/llvm-Snapdragon_LLVM_for_Android_3.8/prebuilt</text:span></text:span> 下的 <text:span text:style-name="Source_20_Text"><text:span text:style-name="T14">linux-x86_64</text:span></text:span> 文件夹复制到 <text:span text:style-name="Source_20_Text"><text:span text:style-name="T14">prebuilts/clang/linux-x86/host</text:span></text:span> 下，并重命名为 <text:span text:style-name="Source_20_Text"><text:span text:style-name="T14">sdclang-3.8</text:span></text:span>。</text:p>
      <text:p text:style-name="P1"><text:span text:style-name="T11">cp </text:span><text:span text:style-name="T12">-</text:span><text:span text:style-name="T11">rf toolchains</text:span><text:span text:style-name="T12">/</text:span><text:span text:style-name="T11">llvm</text:span><text:span text:style-name="T12">-</text:span><text:span text:style-name="T22">Snapdragon_LLVM_for_Android_3</text:span><text:span text:style-name="T12">.</text:span><text:span text:style-name="T13">8</text:span><text:span text:style-name="T12">/</text:span><text:span text:style-name="T11">prebuilt</text:span><text:span text:style-name="T12">/</text:span><text:span text:style-name="T11">linux</text:span><text:span text:style-name="T12">-</text:span><text:span text:style-name="T11">x86_64 </text:span><text:span text:style-name="T12">~</text:span><text:span text:style-name="T19">/android/</text:span><text:span text:style-name="T11">los</text:span><text:span text:style-name="T12">/</text:span><text:span text:style-name="T11">cm</text:span><text:span text:style-name="T12">-</text:span><text:span text:style-name="T13">14.1</text:span><text:span text:style-name="T12">/</text:span><text:span text:style-name="T11">prebuilts</text:span><text:span text:style-name="T12">/</text:span><text:span text:style-name="T11">clang</text:span><text:span text:style-name="T12">/</text:span><text:span text:style-name="T11">linux</text:span><text:span text:style-name="T12">-</text:span><text:span text:style-name="T11">x86</text:span><text:span text:style-name="T12">/</text:span><text:span text:style-name="T11">host</text:span><text:span text:style-name="T12">/</text:span><text:span text:style-name="T11">sdclang</text:span><text:span text:style-name="T12">-</text:span><text:span text:style-name="T13">3.8</text:span></text:p>
      <text:p text:style-name="P23">9.1.4 在您的 <text:span text:style-name="Source_20_Text"><text:span text:style-name="T15">源码目录</text:span></text:span><text:span text:style-name="Source_20_Text"><text:span text:style-name="T14">/device/</text:span></text:span><text:span text:style-name="Source_20_Text"><text:span text:style-name="T15">您的设备厂商</text:span></text:span><text:span text:style-name="Source_20_Text"><text:span text:style-name="T14">/</text:span></text:span><text:span text:style-name="Source_20_Text"><text:span text:style-name="T15">您的设备开发代号</text:span></text:span><text:span text:style-name="Source_20_Text"><text:span text:style-name="T14">/BoardConfig.mk</text:span></text:span> 中添加下面几行代码：</text:p>
      <text:p text:style-name="P1"><text:span text:style-name="T11">ifneq </text:span><text:span text:style-name="T12">(</text:span><text:span text:style-name="T11">$</text:span><text:span text:style-name="T12">(</text:span><text:span text:style-name="T11">HOST_OS</text:span><text:span text:style-name="T12">),</text:span><text:span text:style-name="T11">darwin</text:span><text:span text:style-name="T12">)</text:span><text:span text:style-name="T11">SDCLANG </text:span><text:span text:style-name="T12">:=</text:span><text:span text:style-name="T11"> </text:span><text:span text:style-name="T21">true</text:span><text:span text:style-name="T11">SDCLANG_PATH </text:span><text:span text:style-name="T12">:=</text:span><text:span text:style-name="T11"> prebuilts</text:span><text:span text:style-name="T12">/</text:span><text:span text:style-name="T11">clang</text:span><text:span text:style-name="T12">/</text:span><text:span text:style-name="T11">linux</text:span><text:span text:style-name="T12">-</text:span><text:span text:style-name="T11">x86</text:span><text:span text:style-name="T12">/</text:span><text:span text:style-name="T11">host</text:span><text:span text:style-name="T12">/</text:span><text:span text:style-name="T11">sdclang</text:span><text:span text:style-name="T12">-</text:span><text:span text:style-name="T13">3.8</text:span><text:span text:style-name="T12">/</text:span><text:span text:style-name="T11">binSDCLANG_LTO_DEFS </text:span><text:span text:style-name="T12">:=</text:span><text:span text:style-name="T11"> device</text:span><text:span text:style-name="T12">/</text:span><text:span text:style-name="T11">qcom</text:span><text:span text:style-name="T12">/</text:span><text:span text:style-name="T11">common</text:span><text:span text:style-name="T12">/</text:span><text:span text:style-name="T11">sdllvm</text:span><text:span text:style-name="T12">-</text:span><text:span text:style-name="T11">lto</text:span><text:span text:style-name="T12">-</text:span><text:span text:style-name="T11">defs</text:span><text:span text:style-name="T12">.</text:span><text:span text:style-name="T11">mkendif</text:span></text:p>
      <text:p text:style-name="P23"><text:soft-page-break/>9.1.5 参照 0x07 重新编译试试看。</text:p>
      <text:p text:style-name="Standard"/>
      <text:p text:style-name="P5"><text:span text:style-name="Source_20_Text"><text:span text:style-name="T23"/></text:span></text:p>
      <text:p text:style-name="P4"><text:span text:style-name="Source_20_Text"><text:span text:style-name="T23"/></text:span></text:p>
      <text:p text:style-name="P4"><text:span text:style-name="Source_20_Text"><text:span text:style-name="T23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74"/></text:p>
      <text:p text:style-name="P6"><text:span text:style-name="T74"/></text:p>
      <text:p text:style-name="P6"><text:span text:style-name="T74"/></text:p>
      <text:p text:style-name="P6"><text:span text:style-name="T74">Lineageos14.1</text:span><text:span text:style-name="T79">编译教程</text:span></text:p>
      <text:p text:style-name="P83"><text:span text:style-name="T25">有这篇帖子主要是大神的教程大都是</text:span><text:span text:style-name="T24">5.1.1</text:span><text:span text:style-name="T25">及之前的教程，，不适合现在的</text:span><text:span text:style-name="T24">7.1.1</text:span><text:span text:style-name="T25">。</text:span><text:span text:style-name="T24"><text:line-break/></text:span><text:soft-page-break/><text:span text:style-name="T25">所以自己根据 </text:span><text:span text:style-name="T24">@dlhxr </text:span><text:span text:style-name="T25">的</text:span><text:span text:style-name="T24">5.1.1</text:span><text:span text:style-name="T25">和</text:span><text:span text:style-name="T24">lineagos</text:span><text:a xlink:type="simple" xlink:href="http://wiki.lineageos.org/devices/oneplus3/build#put-the-bin-directory-in-your-path-of-execution" office:target-frame-name="_blank" xlink:show="new" text:style-name="Internet_20_link" text:visited-style-name="Visited_20_Internet_20_Link"><text:span text:style-name="T26">官方文档</text:span></text:a><text:span text:style-name="T25">总结，希望给喜欢编译的人明确指导的方案。只要你严格按照我的步骤，不会出错的</text:span></text:p>
      <text:p text:style-name="P7"/>
      <text:p text:style-name="P83"><text:span text:style-name="T25">源码下载需要翻墙，请按照此贴翻墙</text:span><text:span text:style-name="T24"><text:line-break/></text:span><text:a xlink:type="simple" xlink:href="https://laod.cn/hosts/2017-google-hosts.html" office:target-frame-name="_blank" xlink:show="new" text:style-name="Internet_20_link" text:visited-style-name="Visited_20_Internet_20_Link"><text:span text:style-name="T27">https://laod.cn/hosts/2017-google-hosts.html</text:span></text:a></text:p>
      <text:p text:style-name="P16"><text:span text:style-name="T70"><text:line-break/></text:span><text:span text:style-name="T70"><draw:frame draw:style-name="fr1" draw:name="图像1" text:anchor-type="as-char" svg:width="11.377cm" svg:height="0.529cm" draw:z-index="0"><draw:image xlink:href="Pictures/10000002000001AE0000001437EA1B9D571AFAD4.gif" xlink:type="simple" xlink:show="embed" xlink:actuate="onLoad"/></draw:frame></text:span><text:bookmark text:name="aimg_mC99B"/><text:span text:style-name="T70"><draw:frame draw:style-name="fr1" draw:name="图像2" text:anchor-type="as-char" svg:width="11.377cm" svg:height="0.556cm" draw:z-index="1"><draw:image xlink:href="Pictures/10000002000001AE0000001437EA1B9D571AFAD4.gif" xlink:type="simple" xlink:show="embed" xlink:actuate="onLoad"/></draw:frame></text:span><text:bookmark text:name="aimg_mk0k9"/><text:span text:style-name="T70"><text:line-break/><text:line-break/><text:line-break/></text:span><text:span text:style-name="T81">首先感谢玩机组各成员的努力付出，希望各位加油齐心协力，共筑美好一加社区</text:span></text:p>
      <text:p text:style-name="P19"><text:span text:style-name="T73"><text:line-break/></text:span><text:span text:style-name="T73"><draw:frame draw:style-name="fr1" draw:name="图像3" text:anchor-type="as-char" svg:width="11.377cm" svg:height="0.529cm" draw:z-index="2"><draw:image xlink:href="Pictures/10000002000001AE00000014EA5ABFFEB462E26E.gif" xlink:type="simple" xlink:show="embed" xlink:actuate="onLoad"/></draw:frame></text:span><text:bookmark text:name="aimg_k1k32"/><draw:frame draw:style-name="fr1" draw:name="图像4" text:anchor-type="as-char" svg:width="11.377cm" svg:height="0.556cm" draw:z-index="3"><draw:image xlink:href="Pictures/10000002000001AE00000014107EF8999C47B589.gif" xlink:type="simple" xlink:show="embed" xlink:actuate="onLoad"/></draw:frame><text:bookmark text:name="aimg_V383e"/></text:p>
      <text:p text:style-name="P24"><text:span text:style-name="Strong_20_Emphasis"><text:span text:style-name="T48">一、环境搭建</text:span></text:span></text:p>
      <text:p text:style-name="P24"><text:span text:style-name="Strong_20_Emphasis"><text:span text:style-name="T58">1</text:span></text:span><text:span text:style-name="Strong_20_Emphasis"><text:span text:style-name="T60">、安装</text:span></text:span><text:span text:style-name="Strong_20_Emphasis"><text:span text:style-name="T58">64</text:span></text:span><text:span text:style-name="Strong_20_Emphasis"><text:span text:style-name="T60">位</text:span></text:span><text:span text:style-name="Strong_20_Emphasis"><text:span text:style-name="T58">Ubuntu14.04</text:span></text:span><text:span text:style-name="Strong_20_Emphasis"><text:span text:style-name="T60">系统</text:span></text:span><text:span text:style-name="T43">（实体安装、虚拟机安装均可）</text:span><text:span text:style-name="T38"><text:line-break/><text:line-break/></text:span><text:span text:style-name="T49">注意：</text:span><text:span text:style-name="T43">要求机器至少</text:span><text:span text:style-name="T38">8G</text:span><text:span text:style-name="T43">内存，建议</text:span><text:span text:style-name="T38">16G</text:span><text:span text:style-name="T43">。（虚拟机至少分配</text:span><text:span text:style-name="T38">8G</text:span><text:span text:style-name="T43">内存），如果实体机只有</text:span><text:span text:style-name="T38">8G</text:span><text:span text:style-name="T43">又想编译，请将虚拟内存（</text:span><text:span text:style-name="T38">swap</text:span><text:span text:style-name="T43">）设置</text:span><text:span text:style-name="T38">8G</text:span><text:span text:style-name="T43">，这样实体</text:span><text:span text:style-name="T38">8G+</text:span><text:span text:style-name="T43">虚拟</text:span><text:span text:style-name="T38">8G=16G</text:span><text:span text:style-name="T43">（安装</text:span><text:span text:style-name="T38">Ubuntu</text:span><text:span text:style-name="T43">时设置，具体百度），我这里分了一个盘大概</text:span><text:span text:style-name="T38">200G</text:span><text:span text:style-name="T43">，系统加源码，剩余可用空间在</text:span><text:span text:style-name="T38">130G</text:span><text:span text:style-name="T43">，，请分配好空间。</text:span></text:p>
      <text:p text:style-name="P25"><text:span text:style-name="T77">终端调用是（</text:span><text:span text:style-name="T78">同时按下键盘</text:span><text:span text:style-name="T72">Ctrl+Alt+T</text:span><text:span text:style-name="T78">）</text:span></text:p>
      <text:p text:style-name="P24"><text:span text:style-name="Strong_20_Emphasis"><text:span text:style-name="T58">2</text:span></text:span><text:span text:style-name="Strong_20_Emphasis"><text:span text:style-name="T60">、更新系统至最新版本，在终端下输入</text:span></text:span></text:p>
      <text:section text:style-name="Sect1" text:name="code_DuI">
        <text:list xml:id="list2972448552306191835" text:style-name="L1">
          <text:list-item>
            <text:p text:style-name="P41">sudo apt-get update</text:p>
          </text:list-item>
          <text:list-item>
            <text:p text:style-name="P61">sudo apt-get upgrade</text:p>
          </text:list-item>
        </text:list>
      </text:section>
      <text:p text:style-name="P78"><text:span text:style-name="Emphasis"><text:span text:style-name="T29">复制代码</text:span></text:span></text:p>
      <text:p text:style-name="P14"/>
      <text:p text:style-name="P24"><text:span text:style-name="Strong_20_Emphasis"><text:span text:style-name="T58">3</text:span></text:span><text:span text:style-name="Strong_20_Emphasis"><text:span text:style-name="T60">、安装编译必需软件包</text:span></text:span><text:span text:style-name="T41">  </text:span></text:p>
      <text:section text:style-name="Sect1" text:name="code_iEW">
        <text:list xml:id="list7256097277796571337" text:style-name="L2">
          <text:list-item>
            <text:p text:style-name="P42"><text:soft-page-break/>sudo apt-get install bison build-essential curl flex git gnupg gperf libesd0-dev</text:p>
          </text:list-item>
          <text:list-item>
            <text:p text:style-name="P62">libncurses5-dev libsdl1.2-dev libwxgtk2.8-dev libxml2 libxml2-utils lzop</text:p>
          </text:list-item>
          <text:list-item>
            <text:p text:style-name="P62">openjdk-8-jdk openjdk-8-jre pngcrush schedtool squashfs-tools xsltproc zip</text:p>
          </text:list-item>
          <text:list-item>
            <text:p text:style-name="P62">zlib1g-dev g++-multilib gcc-multilib lib32ncurses5-dev lib32readline-gplv2-dev</text:p>
          </text:list-item>
          <text:list-item>
            <text:p text:style-name="P62">lib32z1-de</text:p>
          </text:list-item>
        </text:list>
      </text:section>
      <text:p text:style-name="P78"><text:span text:style-name="Emphasis"><text:span text:style-name="T30">复制代码</text:span></text:span></text:p>
      <text:p text:style-name="P8"/>
      <text:p text:style-name="P20"><text:span text:style-name="T70">Ubuntu 16.04 </text:span><text:span text:style-name="T76">及以上系统</text:span><text:span text:style-name="T70">, </text:span><text:span text:style-name="T76">替换</text:span><text:span text:style-name="T70">:</text:span></text:p>
      <text:list xml:id="list1551490840447176785" text:style-name="L3">
        <text:list-header>
          <text:p text:style-name="P72"/>
        </text:list-header>
        <text:list-item>
          <text:p text:style-name="P71"><text:span text:style-name="T16">libwxgtk2.8-dev</text:span> → <text:span text:style-name="T16">libwxgtk3.0-dev</text:span></text:p>
        </text:list-item>
      </text:list>
      <text:p text:style-name="P27"><text:span text:style-name="T89">注：无法安装</text:span><text:span text:style-name="T88">JDK8</text:span><text:span text:style-name="T89">（方法见下面网址）</text:span></text:p>
      <text:section text:style-name="Sect1" text:name="code_NOj">
        <text:list xml:id="list3918196875329821253" text:style-name="L4">
          <text:list-item>
            <text:p text:style-name="P43">sudo apt-get install openjdk-8-jre openjdk-8-jdk</text:p>
          </text:list-item>
        </text:list>
      </text:section>
      <text:p text:style-name="P78"><text:span text:style-name="Emphasis"><text:span text:style-name="T31">复制代码</text:span></text:span></text:p>
      <text:p text:style-name="P16"><text:span text:style-name="T90"><text:line-break/></text:span><text:span text:style-name="T91">网址： </text:span><text:span text:style-name="T90">http://ubuntuhandbook.org/index.php/2015/01/install-openjdk-8-ubuntu-14-04-12-04-lts/</text:span></text:p>
      <text:p text:style-name="P33"/>
      <text:p text:style-name="P24"><text:span text:style-name="T44"><text:line-break/></text:span><text:span text:style-name="Strong_20_Emphasis"><text:span text:style-name="T58">4</text:span></text:span><text:span text:style-name="Strong_20_Emphasis"><text:span text:style-name="T60">、建立</text:span></text:span><text:span text:style-name="Strong_20_Emphasis"><text:span text:style-name="T58">repo</text:span></text:span><text:span text:style-name="Strong_20_Emphasis"><text:span text:style-name="T60">命令</text:span></text:span></text:p>
      <text:section text:style-name="Sect1" text:name="code_s7O">
        <text:list xml:id="list1788328006779159204" text:style-name="L5">
          <text:list-item>
            <text:p text:style-name="P44">mkdir -p ~/bin</text:p>
          </text:list-item>
          <text:list-item>
            <text:p text:style-name="P63">curl https://storage.googleapis.com/git-repo-downloads/repo &gt; ~/bin/repo</text:p>
          </text:list-item>
          <text:list-item>
            <text:p text:style-name="P63">chmod a+x ~/bin/repo</text:p>
          </text:list-item>
          <text:list-item>
            <text:p text:style-name="P63">echo "export PATH=~/bin:$PATH" &gt;&gt; ~/.bashrc</text:p>
          </text:list-item>
        </text:list>
      </text:section>
      <text:p text:style-name="P78"><text:span text:style-name="Emphasis"><text:span text:style-name="T32">复制代码</text:span></text:span></text:p>
      <text:p text:style-name="P27"><text:span text:style-name="T77">将 </text:span><text:span text:style-name="T71">~/bin </text:span><text:span text:style-name="T77">加进</text:span><text:span text:style-name="T71">path </text:span><text:span text:style-name="T77">环境中</text:span></text:p>
      <text:p text:style-name="P27"><text:span text:style-name="T77">你可以检查以下代码是否在 </text:span><text:span text:style-name="T83">.profile</text:span><text:span text:style-name="T77">，如果不在请添加</text:span><text:span text:style-name="T71">:</text:span></text:p>
      <text:p text:style-name="P24"><text:span text:style-name="T42">（</text:span><text:span text:style-name="Strong_20_Emphasis"><text:span text:style-name="T46">注意： </text:span></text:span><text:span text:style-name="T53">.profile</text:span><text:span text:style-name="T64"> </text:span><text:span text:style-name="T67">或</text:span><text:span text:style-name="T65"> </text:span><text:span text:style-name="T53">.</text:span><text:span text:style-name="T54">bashrc</text:span><text:span text:style-name="T68"> </text:span><text:span text:style-name="T69">在</text:span><text:span text:style-name="T68">HOME</text:span><text:span text:style-name="T69">目录下按 </text:span><text:span text:style-name="T68">Ctrl+ H </text:span><text:span text:style-name="T69">打开隐藏文件</text:span><text:span text:style-name="T42">）</text:span></text:p>
      <text:section text:style-name="Sect1" text:name="code_h63">
        <text:list xml:id="list6933797258488898074" text:style-name="L6">
          <text:list-item>
            <text:p text:style-name="P45"># set PATH so it includes user's private bin if it exists</text:p>
          </text:list-item>
          <text:list-item>
            <text:p text:style-name="P64"><text:soft-page-break/>if [ -d "$HOME/bin" ] ; then</text:p>
          </text:list-item>
          <text:list-item>
            <text:p text:style-name="P68">    <text:span text:style-name="T93">PATH="$HOME/bin:$PATH"</text:span></text:p>
          </text:list-item>
          <text:list-item>
            <text:p text:style-name="P64">fi</text:p>
          </text:list-item>
          <text:list-item>
            <text:p text:style-name="P73"/>
          </text:list-item>
        </text:list>
      </text:section>
      <text:p text:style-name="P78"><text:span text:style-name="Emphasis"><text:span text:style-name="T28">复制代码</text:span></text:span></text:p>
      <text:p text:style-name="P15"/>
      <text:p text:style-name="P27"><text:span text:style-name="T80">然后运行 </text:span><text:span text:style-name="T17">source ~/.profile</text:span><text:span text:style-name="T70"> </text:span><text:span text:style-name="T80">来更新环境。</text:span></text:p>
      <text:p text:style-name="P36"/>
      <text:p text:style-name="P24"/>
      <text:p text:style-name="P13"><text:span text:style-name="Strong_20_Emphasis"><text:span text:style-name="T48">二、安装</text:span></text:span><text:span text:style-name="Strong_20_Emphasis"><text:span text:style-name="T56">SDK</text:span></text:span></text:p>
      <text:p text:style-name="P28"><text:span text:style-name="T76">如果你没安装 </text:span><text:span text:style-name="T70">adb </text:span><text:span text:style-name="T76">和 </text:span><text:span text:style-name="T70">fastboot</text:span><text:span text:style-name="T76">工具</text:span><text:span text:style-name="T70">, </text:span><text:span text:style-name="T76">你可以从这里下载。将下载的文件解压到</text:span><text:span text:style-name="T70">home</text:span><text:span text:style-name="T76">下</text:span></text:p>
      <text:p text:style-name="P24"><text:span text:style-name="Strong_20_Emphasis"><text:span text:style-name="T50">安装</text:span></text:span><text:span text:style-name="Strong_20_Emphasis"><text:span text:style-name="T55">lineageos</text:span></text:span><text:span text:style-name="Strong_20_Emphasis"><text:span text:style-name="T50">指定</text:span></text:span><text:span text:style-name="Strong_20_Emphasis"><text:span text:style-name="T55">SDK </text:span></text:span><text:span text:style-name="T37">adb </text:span><text:span text:style-name="T41">和 </text:span><text:span text:style-name="T37">fastboot</text:span><text:span text:style-name="Strong_20_Emphasis"><text:span text:style-name="T45">工具</text:span></text:span></text:p>
      <text:p text:style-name="P24"><text:span text:style-name="Strong_20_Emphasis"><text:span text:style-name="T50">链接：</text:span></text:span><text:a xlink:type="simple" xlink:href="http://pan.baidu.com/s/1dEAwJ8d" office:target-frame-name="_blank" xlink:show="new" text:style-name="Internet_20_link" text:visited-style-name="Visited_20_Internet_20_Link"><text:span text:style-name="Strong_20_Emphasis"><text:span text:style-name="T34">http://pan.baidu.com/s/1dEAwJ8d</text:span></text:span></text:a><text:span text:style-name="Strong_20_Emphasis"><text:span text:style-name="T55"> </text:span></text:span><text:span text:style-name="Strong_20_Emphasis"><text:span text:style-name="T50">密码：</text:span></text:span><text:span text:style-name="Strong_20_Emphasis"><text:span text:style-name="T55">1yeq</text:span></text:span></text:p>
      <text:p text:style-name="P40"><text:line-break/><text:span text:style-name="T41">现在添加 </text:span><text:span text:style-name="T37">adb </text:span><text:span text:style-name="T41">和 </text:span><text:span text:style-name="T37">fastboot </text:span><text:span text:style-name="T41">到我们的</text:span><text:span text:style-name="T37">path</text:span><text:span text:style-name="T41">。打开 </text:span><text:span text:style-name="T66">~/.profile</text:span><text:span text:style-name="T40"> </text:span><text:span text:style-name="T41">添加如下代码：</text:span></text:p>
      <text:section text:style-name="Sect1" text:name="code_t3L">
        <text:list xml:id="list1312928213283061986" text:style-name="L7">
          <text:list-item>
            <text:p text:style-name="P46"># add Android SDK platform tools to path</text:p>
          </text:list-item>
          <text:list-item>
            <text:p text:style-name="P65">if [ -d "$HOME/platform-tools" ] ; then</text:p>
          </text:list-item>
          <text:list-item>
            <text:p text:style-name="P69">    <text:span text:style-name="T93">PATH="$HOME/platform-tools:$PATH"</text:span></text:p>
          </text:list-item>
          <text:list-item>
            <text:p text:style-name="P65">fi</text:p>
          </text:list-item>
          <text:list-item>
            <text:p text:style-name="P74"/>
          </text:list-item>
        </text:list>
      </text:section>
      <text:p text:style-name="P79"><text:span text:style-name="Emphasis"><text:span text:style-name="T29">复制代码</text:span></text:span></text:p>
      <text:p text:style-name="P22"><text:span text:style-name="T41">然后终端运行 </text:span><text:span text:style-name="T66">source ~/.profile</text:span><text:span text:style-name="T40"> </text:span><text:span text:style-name="T41">来更新我们的环境变量</text:span><text:line-break/><text:line-break/><text:line-break/><draw:frame draw:style-name="fr1" draw:name="图像5" text:anchor-type="as-char" svg:width="11.377cm" svg:height="0.529cm" draw:z-index="4"><draw:image xlink:href="Pictures/10000002000001AE0000001437EA1B9D571AFAD4.gif" xlink:type="simple" xlink:show="embed" xlink:actuate="onLoad"/></draw:frame><text:bookmark text:name="aimg_Tc7ca"/><draw:frame draw:style-name="fr1" draw:name="图像6" text:anchor-type="as-char" svg:width="11.377cm" svg:height="0.556cm" draw:z-index="5"><draw:image xlink:href="Pictures/10000002000001AE0000001437EA1B9D571AFAD4.gif" xlink:type="simple" xlink:show="embed" xlink:actuate="onLoad"/></draw:frame><text:bookmark text:name="aimg_NUNH6"/><text:line-break/></text:p>
      <text:p text:style-name="P24"><text:soft-page-break/><text:span text:style-name="Strong_20_Emphasis"><text:span text:style-name="T51">三、建立</text:span></text:span><text:span text:style-name="Strong_20_Emphasis"><text:span text:style-name="T56">LineageOS</text:span></text:span><text:span text:style-name="Strong_20_Emphasis"><text:span text:style-name="T51">目录并同步源码和依赖</text:span></text:span></text:p>
      <text:p text:style-name="P24"><text:span text:style-name="Strong_20_Emphasis"><text:span text:style-name="T59">1</text:span></text:span><text:span text:style-name="Strong_20_Emphasis"><text:span text:style-name="T61">、建立机型目录并进入</text:span></text:span></text:p>
      <text:section text:style-name="Sect1" text:name="code_qE0">
        <text:list xml:id="list2320820755150687007" text:style-name="L8">
          <text:list-item>
            <text:p text:style-name="P47">mkdir ~/LineageOS &amp;&amp; cd ~/LineageOS</text:p>
          </text:list-item>
        </text:list>
      </text:section>
      <text:p text:style-name="P80"><text:span text:style-name="Strong_20_Emphasis"><text:span text:style-name="Emphasis"><text:span text:style-name="T35">复制代码</text:span></text:span></text:span></text:p>
      <text:p text:style-name="P11"><text:span text:style-name="Strong_20_Emphasis"><text:span text:style-name="T39"/></text:span></text:p>
      <text:p text:style-name="P24"><text:span text:style-name="Strong_20_Emphasis"><text:span text:style-name="T58">2</text:span></text:span><text:span text:style-name="Strong_20_Emphasis"><text:span text:style-name="T60">、设置的你</text:span></text:span><text:span text:style-name="Strong_20_Emphasis"><text:span text:style-name="T58">Github</text:span></text:span><text:span text:style-name="Strong_20_Emphasis"><text:span text:style-name="T60">用户名和邮箱</text:span></text:span><text:span text:style-name="T43">（提前注册</text:span><text:span text:style-name="T38">github</text:span><text:span text:style-name="T43">账户）</text:span></text:p>
      <text:section text:style-name="Sect1" text:name="code_dz2">
        <text:list xml:id="list3346453464265874179" text:style-name="L9">
          <text:list-item>
            <text:p text:style-name="P75"><text:span text:style-name="T92">git config --global user.email "</text:span><text:span text:style-name="T94">你的邮箱</text:span><text:span text:style-name="T92">"</text:span></text:p>
          </text:list-item>
          <text:list-item>
            <text:p text:style-name="P70"><text:span text:style-name="T93">git config --global user.name "</text:span><text:span text:style-name="T95">你的用户</text:span><text:span text:style-name="T93">"</text:span></text:p>
          </text:list-item>
        </text:list>
      </text:section>
      <text:p text:style-name="P78"><text:span text:style-name="Emphasis"><text:span text:style-name="T29">复制代码</text:span></text:span></text:p>
      <text:p text:style-name="P24"><text:span text:style-name="Strong_20_Emphasis"><text:span text:style-name="T57"/></text:span></text:p>
      <text:p text:style-name="P12"/>
      <text:p text:style-name="P24"><text:span text:style-name="Strong_20_Emphasis"><text:span text:style-name="T58">3</text:span></text:span><text:span text:style-name="Strong_20_Emphasis"><text:span text:style-name="T60">、安装</text:span></text:span><text:span text:style-name="Strong_20_Emphasis"><text:span text:style-name="T58">Lineageos</text:span></text:span><text:span text:style-name="Strong_20_Emphasis"><text:span text:style-name="T60">的</text:span></text:span><text:span text:style-name="Strong_20_Emphasis"><text:span text:style-name="T58">repo</text:span></text:span></text:p>
      <text:section text:style-name="Sect1" text:name="code_wgI">
        <text:list xml:id="list4077197587465109136" text:style-name="L10">
          <text:list-item>
            <text:p text:style-name="P48">repo init -u git://github.com/LineageOSy/android.git -b cm-14.1</text:p>
          </text:list-item>
        </text:list>
      </text:section>
      <text:p text:style-name="P78"><text:span text:style-name="Emphasis"><text:span text:style-name="T29">复制代码</text:span></text:span></text:p>
      <text:p text:style-name="P34"/>
      <text:p text:style-name="P24"><text:span text:style-name="Strong_20_Emphasis"><text:span text:style-name="T58">4</text:span></text:span><text:span text:style-name="Strong_20_Emphasis"><text:span text:style-name="T60">、同步代码</text:span></text:span></text:p>
      <text:section text:style-name="Sect1" text:name="code_nfj">
        <text:list xml:id="list5060117389394457650" text:style-name="L11">
          <text:list-item>
            <text:p text:style-name="P49">repo sync -f --force-sync--no-clone-bundle</text:p>
          </text:list-item>
        </text:list>
      </text:section>
      <text:p text:style-name="P78"><text:span text:style-name="Emphasis"><text:span text:style-name="T29">复制代码</text:span></text:span></text:p>
      <text:p text:style-name="P14"/>
      <text:p text:style-name="P27"><text:span text:style-name="T80">注意同步的代码大概有</text:span><text:span text:style-name="T75">25GB</text:span><text:span text:style-name="T80">左右，需要</text:span><text:span text:style-name="T75">4</text:span><text:span text:style-name="T80">小时甚至更多，看你的网速了。如果你的网速较慢，可能会同步失败，如果失败就再次执行</text:span><text:span text:style-name="T75">$repo sync</text:span><text:span text:style-name="T80">，会继续下载，直到完成，可断点续传</text:span></text:p>
      <text:p text:style-name="P21"/>
      <text:p text:style-name="P24"><text:span text:style-name="Strong_20_Emphasis"><text:span text:style-name="T58">5</text:span></text:span><text:span text:style-name="Strong_20_Emphasis"><text:span text:style-name="T60">、同步完成后执行</text:span></text:span></text:p>
      <text:p text:style-name="P32"/>
      <text:p text:style-name="P27"><text:soft-page-break/><text:span text:style-name="T80">这步是同步你的手机相关代码，不过完成后需要加入你机器的厂商</text:span><text:span text:style-name="T75">vendor</text:span><text:span text:style-name="T80">文件，可以从手机上获取，</text:span></text:p>
      <text:p text:style-name="P30">手机获取文件方法：</text:p>
      <text:p text:style-name="P27"><text:span text:style-name="T80">将你的</text:span><text:span text:style-name="T75">oneplus 3</text:span><text:span text:style-name="T80">连接上电脑并打开 </text:span><text:span text:style-name="T75">USB </text:span><text:span text:style-name="T80">开发者选项</text:span><text:span text:style-name="T75">, </text:span><text:span text:style-name="T80">同意开启的弹窗</text:span></text:p>
      <text:p text:style-name="P30">进入目录：</text:p>
      <text:section text:style-name="Sect1" text:name="code_HTb">
        <text:list xml:id="list819495572755583989" text:style-name="L12">
          <text:list-item>
            <text:p text:style-name="P50">cd ~lineageos/device/oneplus/oneplus3</text:p>
          </text:list-item>
        </text:list>
      </text:section>
      <text:p text:style-name="P78"><text:span text:style-name="Emphasis"><text:span text:style-name="T28">复制代码</text:span></text:span></text:p>
      <text:p text:style-name="P16"><text:span text:style-name="T71"><text:line-break/></text:span><text:span text:style-name="T80">然后终端运行</text:span></text:p>
      <text:p text:style-name="P35"/>
      <text:p text:style-name="P30">命令：</text:p>
      <text:section text:style-name="Sect1" text:name="code_C53">
        <text:list xml:id="list6546545549584676387" text:style-name="L13">
          <text:list-item>
            <text:p text:style-name="P51">./extract-files.sh</text:p>
          </text:list-item>
        </text:list>
      </text:section>
      <text:p text:style-name="P78"><text:span text:style-name="Emphasis"><text:span text:style-name="T29">复制代码</text:span></text:span></text:p>
      <text:p text:style-name="P14"/>
      <text:p text:style-name="P12"/>
      <text:p text:style-name="P24"><text:span text:style-name="T43">也可以在这里找到</text:span><text:a xlink:type="simple" xlink:href="https://github.com/TheMuppets" office:target-frame-name="_blank" xlink:show="new" text:style-name="Internet_20_link" text:visited-style-name="Visited_20_Internet_20_Link"><text:span text:style-name="T33">https://github.com/TheMuppets</text:span></text:a></text:p>
      <text:p text:style-name="P27"><text:span text:style-name="T80">按照下面格式</text:span><text:span text:style-name="T75">(name=”github</text:span><text:span text:style-name="T80">路径” </text:span><text:span text:style-name="T75">path=”</text:span><text:span text:style-name="T80">本地路径”</text:span><text:span text:style-name="T75">)</text:span><text:span text:style-name="T80">把他加入</text:span></text:p>
      <text:p text:style-name="P27"><text:span text:style-name="T75">~/LineageOS/.repo/local_manifests/roomservice.xml</text:span><text:span text:style-name="T80">中，之后输入命令：</text:span></text:p>
      <text:section text:style-name="Sect1" text:name="code_uBy">
        <text:list xml:id="list7614642237005260475" text:style-name="L14">
          <text:list-item>
            <text:p text:style-name="P52">repo sync</text:p>
          </text:list-item>
        </text:list>
      </text:section>
      <text:p text:style-name="P78"><text:span text:style-name="Emphasis"><text:span text:style-name="T29">复制代码</text:span></text:span></text:p>
      <text:p text:style-name="P27"><text:span text:style-name="T80">就会把这些文件同步到</text:span><text:span text:style-name="T75">vendor/oneplus</text:span><text:span text:style-name="T80">文件夹中</text:span></text:p>
      <text:p text:style-name="P40"><text:line-break/><text:line-break/><draw:frame draw:style-name="fr1" draw:name="图像7" text:anchor-type="as-char" svg:width="11.377cm" svg:height="0.529cm" draw:z-index="6"><draw:image xlink:href="Pictures/10000002000001AE0000001437EA1B9D571AFAD4.gif" xlink:type="simple" xlink:show="embed" xlink:actuate="onLoad"/></draw:frame><text:bookmark text:name="aimg_GTv3v"/><draw:frame draw:style-name="fr1" draw:name="图像8" text:anchor-type="as-char" svg:width="11.377cm" svg:height="0.556cm" draw:z-index="7"><draw:image xlink:href="Pictures/10000002000001AE0000001437EA1B9D571AFAD4.gif" xlink:type="simple" xlink:show="embed" xlink:actuate="onLoad"/></draw:frame><text:bookmark text:name="aimg_VQDGp"/><text:line-break/><text:line-break/><text:line-break/><text:span text:style-name="T47">四、编译前</text:span></text:p>
      <text:p text:style-name="P24"><text:span text:style-name="Strong_20_Emphasis"><text:span text:style-name="T58">1</text:span></text:span><text:span text:style-name="Strong_20_Emphasis"><text:span text:style-name="T60">、编译前准备</text:span></text:span></text:p>
      <text:p text:style-name="P38"/>
      <text:p text:style-name="P30"><text:soft-page-break/>先<text:span text:style-name="T84">设定缓存加快编译、方便下次编译提升速度</text:span></text:p>
      <text:p text:style-name="P30">终端输入：</text:p>
      <text:section text:style-name="Sect1" text:name="code_g3d">
        <text:list xml:id="list3706668155385868445" text:style-name="L15">
          <text:list-item>
            <text:p text:style-name="P53">export USE_CCACHE=1</text:p>
          </text:list-item>
        </text:list>
      </text:section>
      <text:p text:style-name="P78"><text:span text:style-name="Emphasis"><text:span text:style-name="T29">复制代码</text:span></text:span></text:p>
      <text:p text:style-name="P17"><text:span text:style-name="T97">添加到 </text:span><text:span text:style-name="T96">~/.bashrc</text:span></text:p>
      <text:p text:style-name="P30">然后：</text:p>
      <text:section text:style-name="Sect1" text:name="code_yZn">
        <text:list xml:id="list4667196469429918370" text:style-name="L16">
          <text:list-item>
            <text:p text:style-name="P54">prebuilts/misc/linux-x86/ccache/ccache -M 50G</text:p>
          </text:list-item>
          <text:list-item>
            <text:p text:style-name="P76"/>
          </text:list-item>
        </text:list>
      </text:section>
      <text:p text:style-name="P78"><text:span text:style-name="Emphasis"><text:span text:style-name="T29">复制代码</text:span></text:span></text:p>
      <text:section text:style-name="Sect1" text:name="code_TIy">
        <text:list xml:id="list4321183966226097799" text:style-name="L17">
          <text:list-item>
            <text:p text:style-name="P55">export CCACHE_COMPRESS=1</text:p>
          </text:list-item>
        </text:list>
      </text:section>
      <text:p text:style-name="P78"><text:span text:style-name="Emphasis"><text:span text:style-name="T29">复制代码</text:span></text:span></text:p>
      <text:p text:style-name="P10"><text:span text:style-name="T97">添加到 </text:span><text:span text:style-name="T96">~/.bashrc</text:span></text:p>
      <text:p text:style-name="P27"><text:span text:style-name="T80">我之前一直编译错误，</text:span><text:span text:style-name="T75">Google</text:span><text:span text:style-name="T80">后发现是</text:span><text:span text:style-name="T75">JACK</text:span><text:span text:style-name="T80">默认限制使用的内存太小（来源），所以先执行</text:span></text:p>
      <text:section text:style-name="Sect1" text:name="code_W0U">
        <text:list xml:id="list3464116497496618009" text:style-name="L18">
          <text:list-item>
            <text:p text:style-name="P56">export ANDROID_JACK_VM_ARGS="-Dfile.encoding=UTF-8 -XX:+TieredCompilation -Xmx4G"</text:p>
          </text:list-item>
        </text:list>
      </text:section>
      <text:p text:style-name="P78"><text:span text:style-name="Emphasis"><text:span text:style-name="T32">复制代码</text:span></text:span></text:p>
      <text:p text:style-name="P9"/>
      <text:p text:style-name="P39"><text:span text:style-name="T71">2</text:span><text:span text:style-name="T77">、出错解决</text:span></text:p>
      <text:p text:style-name="P27"><text:span text:style-name="T75"># </text:span><text:span text:style-name="T80">如果编译前没有执行上面</text:span><text:span text:style-name="T75">export</text:span><text:span text:style-name="T80">命令，编译出错后再执行</text:span><text:span text:style-name="T75">export</text:span><text:span text:style-name="T80">，需要用下面命令重启</text:span><text:span text:style-name="T75">jack</text:span></text:p>
      <text:section text:style-name="Sect1" text:name="code_XVJ">
        <text:list xml:id="list4571048635862049652" text:style-name="L19">
          <text:list-item>
            <text:p text:style-name="P57">out/host/linux-x86/bin/jack-admin kill-server</text:p>
          </text:list-item>
          <text:list-item>
            <text:p text:style-name="P66">out/host/linux-x86/bin/jack-admin start-server</text:p>
          </text:list-item>
        </text:list>
      </text:section>
      <text:p text:style-name="P78"><text:span text:style-name="Emphasis"><text:span text:style-name="T29">复制代码</text:span></text:span></text:p>
      <text:p text:style-name="P7"><text:line-break/><text:line-break/><draw:frame draw:style-name="fr1" draw:name="图像9" text:anchor-type="as-char" svg:width="11.377cm" svg:height="0.529cm" draw:z-index="8"><draw:image xlink:href="Pictures/10000002000001AE0000001437EA1B9D571AFAD4.gif" xlink:type="simple" xlink:show="embed" xlink:actuate="onLoad"/></draw:frame><text:bookmark text:name="aimg_w7c3o"/><draw:frame draw:style-name="fr1" draw:name="图像10" text:anchor-type="as-char" svg:width="11.377cm" svg:height="0.556cm" draw:z-index="9"><draw:image xlink:href="Pictures/10000002000001AE0000001437EA1B9D571AFAD4.gif" xlink:type="simple" xlink:show="embed" xlink:actuate="onLoad"/></draw:frame><text:bookmark text:name="aimg_uTlsG"/><text:line-break/></text:p>
      <text:p text:style-name="P24"><text:soft-page-break/><text:span text:style-name="Strong_20_Emphasis"><text:span text:style-name="T51">五、编译</text:span></text:span></text:p>
      <text:p text:style-name="P24"><text:span text:style-name="Strong_20_Emphasis"><text:span text:style-name="T63">1</text:span></text:span><text:span text:style-name="Strong_20_Emphasis"><text:span text:style-name="T62">、终端进入</text:span></text:span></text:p>
      <text:p text:style-name="P24"><text:span text:style-name="Strong_20_Emphasis"><text:span text:style-name="T57">lineageos</text:span></text:span><text:span text:style-name="Strong_20_Emphasis"><text:span text:style-name="T52">源码目录</text:span></text:span></text:p>
      <text:section text:style-name="Sect1" text:name="code_k53">
        <text:list xml:id="list1822055351638686268" text:style-name="L20">
          <text:list-item>
            <text:p text:style-name="P58">cd ~/LineageOS</text:p>
          </text:list-item>
          <text:list-item>
            <text:p text:style-name="P67">. build/envsetup.sh</text:p>
          </text:list-item>
          <text:list-item>
            <text:p text:style-name="P67">brunch oneplus3</text:p>
          </text:list-item>
          <text:list-item>
            <text:p text:style-name="P77"/>
          </text:list-item>
        </text:list>
      </text:section>
      <text:p text:style-name="P78"><text:span text:style-name="Emphasis"><text:span text:style-name="T29">复制代码</text:span></text:span></text:p>
      <text:p text:style-name="P7"/>
      <text:p text:style-name="P12"/>
      <text:p text:style-name="P27"><text:span text:style-name="T85">之后将开始编译程序，请耐心等待，大概一加三编译时间在</text:span><text:span text:style-name="T71">2</text:span><text:span text:style-name="T85">小时。（不同机型时间不同）</text:span></text:p>
      <text:p text:style-name="P31"><text:span text:style-name="T98">如果编译成功，终端会出现一行绿色的字</text:span>。</text:p>
      <text:p text:style-name="P20"><text:span text:style-name="T71">Zip</text:span><text:span text:style-name="T85">包可以在</text:span></text:p>
      <text:p text:style-name="P84">~/LineageOS/out/target/product/</text:p>
      <text:p text:style-name="P16"><text:span text:style-name="T82"><text:line-break/></text:span><text:span text:style-name="T85">中找到；将编译的包复制到手机就可以刷了，同时会生成</text:span><text:span text:style-name="T71">md5</text:span><text:span text:style-name="T85">校验文件，可以一同复制，防止出错</text:span></text:p>
      <text:p text:style-name="P37"/>
      <text:p text:style-name="P37"/>
      <text:p text:style-name="P27"><text:span text:style-name="T87">下次编译前请清理上次的编译文件，在</text:span><text:span text:style-name="T72">lineagos</text:span><text:span text:style-name="T87">目录下输入：</text:span></text:p>
      <text:section text:style-name="Sect1" text:name="code_xjT">
        <text:list xml:id="list507205147184570858" text:style-name="L21">
          <text:list-item>
            <text:p text:style-name="P59">make clobber</text:p>
          </text:list-item>
        </text:list>
      </text:section>
      <text:p text:style-name="P78"><text:span text:style-name="Emphasis"><text:span text:style-name="T29">复制代码</text:span></text:span></text:p>
      <text:p text:style-name="P14"/>
      <text:p text:style-name="P29"><text:span text:style-name="T86">再次按执行编译代码编译</text:span></text:p>
      <text:p text:style-name="P26">注：</text:p>
      <text:p text:style-name="P27"><text:soft-page-break/><text:span text:style-name="T72">LineageOS</text:span><text:span text:style-name="T87">默认取消了</text:span><text:span text:style-name="T72">ROOT</text:span><text:span text:style-name="T87">，如果希望编译的</text:span><text:span text:style-name="T72">ROM</text:span><text:span text:style-name="T87">自带</text:span><text:span text:style-name="T72">ROOT</text:span><text:span text:style-name="T87">，需要加入环境变量</text:span></text:p>
      <text:section text:style-name="Sect1" text:name="code_ieC">
        <text:list xml:id="list3340312626168741517" text:style-name="L22">
          <text:list-item>
            <text:p text:style-name="P60">export WITH_SU=true</text:p>
          </text:list-item>
        </text:list>
      </text:section>
      <text:p text:style-name="P78"><text:span text:style-name="Emphasis"><text:span text:style-name="T29">复制代码</text:span></text:span></text:p>
      <text:p text:style-name="P78"><text:span text:style-name="Emphasis"><text:span text:style-name="T29"/></text:span></text:p>
      <text:p text:style-name="P78"><text:span text:style-name="Emphasis"><text:span text:style-name="T29"/></text:span></text:p>
      <text:p text:style-name="P78"><text:span text:style-name="Emphasis"><text:span text:style-name="T29"/></text:span></text:p>
      <text:p text:style-name="P78"><text:span text:style-name="Emphasis"><text:span text:style-name="T29"/></text:span></text:p>
      <text:p text:style-name="P78"><text:span text:style-name="Emphasis"><text:span text:style-name="T29"/></text:span></text:p>
      <text:p text:style-name="P78"><text:span text:style-name="Emphasis"><text:span text:style-name="T29"/></text:span></text:p>
      <text:p text:style-name="P12"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Menlo1" svg:font-family="Menlo, Monaco, Consolas"/>
    <style:font-face style:name="Menlo" svg:font-family="Menlo, Monaco, Consolas, 'Courier New', monospace"/>
    <style:font-face style:name="Microsoft Yahei" svg:font-family="'Microsoft Yahei', 'Helvetica Neue', Tahoma, Simsun, Arial, Helvetica, STHeiti"/>
    <style:font-face style:name="Monaco" svg:font-family="Monaco, Consolas, 'Lucida Console', 'Courier New', serif"/>
    <style:font-face style:name="SFMono-Regular" svg:font-family="SFMono-Regular, Consolas, 'Liberation Mono', Menlo, Courier, monospace"/>
    <style:font-face style:name="Tahoma" svg:font-family="Tahoma, sans-serif"/>
    <style:font-face style:name="courier new" svg:font-family="'courier new'"/>
    <style:font-face style:name="inherit" svg:font-family="inherit"/>
    <style:font-face style:name="宋体" svg:font-family="宋体"/>
    <style:font-face style:name="微软雅黑" svg:font-family="微软雅黑"/>
    <style:font-face style:name="黑体" svg:font-family="黑体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8:55:30.292755090</meta:creation-date>
    <dc:date>2018-02-17T19:13:07.614885293</dc:date>
    <meta:editing-duration>PT7M27S</meta:editing-duration>
    <meta:editing-cycles>1</meta:editing-cycles>
    <meta:document-statistic meta:table-count="0" meta:image-count="10" meta:object-count="0" meta:page-count="16" meta:paragraph-count="240" meta:word-count="3353" meta:character-count="9110" meta:non-whitespace-character-count="8441"/>
    <meta:generator>LibreOffice/5.1.6.2$Linux_X86_64 LibreOffice_project/10m0$Build-2</meta:generator>
  </office:meta>
</office:document-meta>
</file>